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Milliers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style="italic" style:font-style-asian="italic" style:font-style-complex="italic"/>
    </style:style>
    <style:style style:name="ce6" style:family="table-cell" style:parent-style-name="Default" style:data-style-name="N0">
      <style:text-properties fo:color="#00B0F0"/>
    </style:style>
    <style:style style:name="ce7" style:family="table-cell" style:parent-style-name="Default" style:data-style-name="N0">
      <style:text-properties fo:color="#FF0000"/>
    </style:style>
    <style:style style:name="ce8" style:family="table-cell" style:parent-style-name="Default" style:data-style-name="N0">
      <style:text-properties fo:color="#5B9BD5"/>
    </style:style>
    <style:style style:name="ce9" style:family="table-cell" style:parent-style-name="Default" style:data-style-name="N0">
      <style:text-properties fo:color="#BF8F00"/>
    </style:style>
    <style:style style:name="ce10" style:family="table-cell" style:parent-style-name="Default" style:data-style-name="N0">
      <style:text-properties fo:color="#7030A0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/>
      <style:text-properties fo:color="#806000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2"/>
        <table:table-column table:style-name="co1" table:number-columns-repeated="11" table:default-cell-style-name="ce1"/>
        <table:table-column table:style-name="co1" table:default-cell-style-name="ce5"/>
        <table:table-column table:style-name="co1" table:number-columns-repeated="16371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Nom Pokémon</text:p>
          </table:table-cell>
          <table:table-cell table:style-name="ce2"/>
          <table:table-cell office:value-type="string" table:style-name="ce2">
            <text:p>Type</text:p>
          </table:table-cell>
          <table:table-cell table:style-name="ce2"/>
          <table:table-cell office:value-type="string" table:style-name="ce2">
            <text:p>PV</text:p>
          </table:table-cell>
          <table:table-cell office:value-type="string" table:style-name="ce2">
            <text:p>Attaque</text:p>
          </table:table-cell>
          <table:table-cell office:value-type="string" table:style-name="ce2">
            <text:p>Défense</text:p>
          </table:table-cell>
          <table:table-cell office:value-type="string" table:style-name="ce2">
            <text:p>Att.spé</text:p>
          </table:table-cell>
          <table:table-cell office:value-type="string" table:style-name="ce2">
            <text:p>Déf.spé</text:p>
          </table:table-cell>
          <table:table-cell office:value-type="string" table:style-name="ce2">
            <text:p>Vitesse</text:p>
          </table:table-cell>
          <table:table-cell table:style-name="ce2"/>
          <table:table-cell office:value-type="string" table:style-name="ce3">
            <text:p>Total</text:p>
          </table:table-cell>
          <table:table-cell table:style-name="ce2"/>
          <table:table-cell office:value-type="string" table:style-name="ce2">
            <text:p>Capacités ajoutés</text:p>
          </table:table-cell>
          <table:table-cell table:number-columns-repeated="16369" table:style-name="ce2"/>
        </table:table-row>
        <table:table-row table:style-name="ro1">
          <table:table-cell table:style-name="ce4"/>
          <table:table-cell table:number-columns-repeated="11"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Bulbizarr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90" table:formula="of:=45*2" table:style-name="ce6">
            <text:p>90</text:p>
          </table:table-cell>
          <table:table-cell office:value-type="float" office:value="93" table:formula="of:=62*1.5" table:style-name="ce6">
            <text:p>93</text:p>
          </table:table-cell>
          <table:table-cell office:value-type="float" office:value="95" table:formula="of:=63*1.5+0.5" table:style-name="ce6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483" table:formula="of:=SUM([.F3];[.G3];[.H3];[.I3];[.J3];[.K3])" table:style-name="ce5">
            <text:p>483</text:p>
          </table:table-cell>
          <table:table-cell table:number-columns-repeated="16371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Herbizarr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120" table:formula="of:=60*2" table:style-name="ce6">
            <text:p>120</text:p>
          </table:table-cell>
          <table:table-cell office:value-type="float" office:value="123" table:formula="of:=82*1.5" table:style-name="ce6">
            <text:p>123</text:p>
          </table:table-cell>
          <table:table-cell office:value-type="float" office:value="125" table:formula="of:=83*1.5+0.5" table:style-name="ce6">
            <text:p>125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28" table:formula="of:=SUM([.F4];[.G4];[.H4];[.I4];[.J4];[.K4])" table:style-name="ce5">
            <text:p>628</text:p>
          </table:table-cell>
          <table:table-cell table:number-columns-repeated="16371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Florizarre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60" table:formula="of:=80*2" table:style-name="ce6">
            <text:p>16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85" table:formula="of:=123*1.5+0.5" table:style-name="ce6">
            <text:p>185</text:p>
          </table:table-cell>
          <table:table-cell office:value-type="float" office:value="244" table:formula="of:=122*2" table:style-name="ce6">
            <text:p>244</text:p>
          </table:table-cell>
          <table:table-cell office:value-type="float" office:value="120" table:style-name="ce1">
            <text:p>12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939" table:formula="of:=SUM([.F5];[.G5];[.H5];[.I5];[.J5];[.K5])" table:style-name="ce5">
            <text:p>939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Salamèche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96" table:formula="of:=64*1.5" table:style-name="ce6">
            <text:p>96</text:p>
          </table:table-cell>
          <table:table-cell office:value-type="float" office:value="87" table:formula="of:=58*1.5" table:style-name="ce6">
            <text:p>87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130" table:formula="of:=65*2" table:style-name="ce6">
            <text:p>130</text:p>
          </table:table-cell>
          <table:table-cell table:style-name="ce1"/>
          <table:table-cell office:value-type="float" office:value="497" table:formula="of:=SUM([.F7];[.G7];[.H7];[.I7];[.J7];[.K7])" table:style-name="ce5">
            <text:p>497</text:p>
          </table:table-cell>
          <table:table-cell table:style-name="ce1"/>
          <table:table-cell office:value-type="string" table:style-name="ce1">
            <text:p>roue de feu (15)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Reptincel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126" table:formula="of:=84*1.5" table:style-name="ce6">
            <text:p>126</text:p>
          </table:table-cell>
          <table:table-cell office:value-type="float" office:value="117" table:formula="of:=78*1.5" table:style-name="ce6">
            <text:p>117</text:p>
          </table:table-cell>
          <table:table-cell office:value-type="float" office:value="109" table:style-name="ce1">
            <text:p>109</text:p>
          </table:table-cell>
          <table:table-cell office:value-type="float" office:value="85" table:style-name="ce1">
            <text:p>85</text:p>
          </table:table-cell>
          <table:table-cell office:value-type="float" office:value="160" table:formula="of:=80*2" table:style-name="ce6">
            <text:p>160</text:p>
          </table:table-cell>
          <table:table-cell table:style-name="ce1"/>
          <table:table-cell office:value-type="float" office:value="655" table:formula="of:=SUM([.F8];[.G8];[.H8];[.I8];[.J8];[.K8])" table:style-name="ce5">
            <text:p>655</text:p>
          </table:table-cell>
          <table:table-cell table:style-name="ce1"/>
          <table:table-cell office:value-type="string" table:style-name="ce1">
            <text:p>roue de feu (15)</text:p>
          </table:table-cell>
          <table:table-cell table:number-columns-repeated="1636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Dracaufeu</text:p>
          </table:table-cell>
          <table:table-cell table:style-name="ce1"/>
          <table:table-cell office:value-type="string" table:style-name="ce1">
            <text:p>Feu / dragon</text:p>
          </table:table-cell>
          <table:table-cell table:style-name="ce1"/>
          <table:table-cell office:value-type="float" office:value="117" table:formula="of:=78*1.5" table:style-name="ce6">
            <text:p>117</text:p>
          </table:table-cell>
          <table:table-cell office:value-type="float" office:value="260" table:formula="of:=130*2" table:style-name="ce6">
            <text:p>260</text:p>
          </table:table-cell>
          <table:table-cell office:value-type="float" office:value="222" table:formula="of:=111*2" table:style-name="ce6">
            <text:p>222</text:p>
          </table:table-cell>
          <table:table-cell office:value-type="float" office:value="239" table:formula="of:=159*1.5+0.5" table:style-name="ce6">
            <text:p>239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200" table:formula="of:=100*2" table:style-name="ce6">
            <text:p>200</text:p>
          </table:table-cell>
          <table:table-cell table:style-name="ce1"/>
          <table:table-cell office:value-type="float" office:value="1211" table:formula="of:=SUM([.F9];[.G9];[.H9];[.I9];[.J9];[.K9])" table:style-name="ce5">
            <text:p>1211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5" table:style-name="ce1"/>
          <table:table-cell table:number-columns-repeated="2" table:style-name="ce6"/>
          <table:table-cell table:number-columns-repeated="4"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Carapuc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95" table:formula="of:=63*1.5+0.5" table:style-name="ce6">
            <text:p>9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160" table:formula="of:=80*2" table:style-name="ce6">
            <text:p>160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527" table:formula="of:=SUM([.F11];[.G11];[.H11];[.I11];[.J11];[.K11])" table:style-name="ce5">
            <text:p>527</text:p>
          </table:table-cell>
          <table:table-cell table:number-columns-repeated="16371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Carabaff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125" table:formula="of:=83*1.5+0.5" table:style-name="ce6">
            <text:p>125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85" table:style-name="ce1">
            <text:p>85</text:p>
          </table:table-cell>
          <table:table-cell office:value-type="float" office:value="210" table:formula="of:=105*2" table:style-name="ce6">
            <text:p>210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687" table:formula="of:=SUM([.F12];[.G12];[.H12];[.I12];[.J12];[.K12])" table:style-name="ce5">
            <text:p>687</text:p>
          </table:table-cell>
          <table:table-cell table:number-columns-repeated="16371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Tortank</text:p>
          </table:table-cell>
          <table:table-cell table:style-name="ce1"/>
          <table:table-cell office:value-type="string" table:style-name="ce1">
            <text:p>Eau / Acier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155" table:formula="of:=103*1.5+0.5" table:style-name="ce6">
            <text:p>155</text:p>
          </table:table-cell>
          <table:table-cell office:value-type="float" office:value="240" table:formula="of:=120*2" table:style-name="ce6">
            <text:p>240</text:p>
          </table:table-cell>
          <table:table-cell office:value-type="float" office:value="135" table:style-name="ce1">
            <text:p>135</text:p>
          </table:table-cell>
          <table:table-cell office:value-type="float" office:value="230" table:formula="of:=115*2" table:style-name="ce6">
            <text:p>230</text:p>
          </table:table-cell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917" table:formula="of:=SUM([.F13];[.G13];[.H13];[.I13];[.J13];[.K13])" table:style-name="ce5">
            <text:p>917</text:p>
          </table:table-cell>
          <table:table-cell table:style-name="ce1"/>
          <table:table-cell office:value-type="string" table:style-name="ce1">
            <text:p>luminocanon (5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Chenipan</text:p>
          </table:table-cell>
          <table:table-cell office:value-type="string" table:style-name="ce1">
            <text:p>Kamembe, rte 1 / 2 / 3</text:p>
          </table:table-cell>
          <table:table-cell office:value-type="string" table:style-name="ce1">
            <text:p>Insecte</text:p>
          </table:table-cell>
          <table:table-cell table:style-name="ce1"/>
          <table:table-cell office:value-type="float" office:value="23" table:formula="of:=45/2+0.5" table:style-name="ce7">
            <text:p>23</text:p>
          </table:table-cell>
          <table:table-cell office:value-type="float" office:value="30" table:formula="of:=30" table:style-name="ce1">
            <text:p>30</text:p>
          </table:table-cell>
          <table:table-cell office:value-type="float" office:value="53" table:formula="of:=35*1.5+0.5" table:style-name="ce6">
            <text:p>53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91" table:formula="of:=SUM([.F15];[.G15];[.H15];[.I15];[.J15];[.K15])" table:style-name="ce5">
            <text:p>191</text:p>
          </table:table-cell>
          <table:table-cell table:number-columns-repeated="16371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1">
            <text:p>Crisacie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</text:p>
          </table:table-cell>
          <table:table-cell table:style-name="ce1"/>
          <table:table-cell office:value-type="float" office:value="25" table:formula="of:=50/2" table:style-name="ce7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83" table:formula="of:=55*1.5+0.5" table:style-name="ce6">
            <text:p>83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8" table:formula="of:=SUM([.F16];[.G16];[.H16];[.I16];[.J16];[.K16])" table:style-name="ce5">
            <text:p>208</text:p>
          </table:table-cell>
          <table:table-cell table:number-columns-repeated="16371" table:style-name="ce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1">
            <text:p>Papillusion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 / Vol</text:p>
          </table:table-cell>
          <table:table-cell table:style-name="ce1"/>
          <table:table-cell office:value-type="float" office:value="30" table:formula="of:=60/2" table:style-name="ce7">
            <text:p>30</text:p>
          </table:table-cell>
          <table:table-cell office:value-type="float" office:value="45" table:formula="of:=45" table:style-name="ce1">
            <text:p>45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90" table:style-name="ce1">
            <text:p>9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0" table:formula="of:=70" table:style-name="ce1">
            <text:p>70</text:p>
          </table:table-cell>
          <table:table-cell table:style-name="ce1"/>
          <table:table-cell office:value-type="float" office:value="430" table:formula="of:=SUM([.F17];[.G17];[.H17];[.I17];[.J17];[.K17])" table:style-name="ce5">
            <text:p>43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1">
            <text:p>Aspicot</text:p>
          </table:table-cell>
          <table:table-cell office:value-type="string" table:style-name="ce1">
            <text:p>Kamembe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20" table:formula="of:=40/2" table:style-name="ce7">
            <text:p>20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300" table:formula="of:=SUM([.F19];[.G19];[.H19];[.I19];[.J19];[.K19])" table:style-name="ce5">
            <text:p>300</text:p>
          </table:table-cell>
          <table:table-cell table:number-columns-repeated="16371" table:style-name="ce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1">
            <text:p>Coconfort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23" table:formula="of:=45/2+0.5" table:style-name="ce7">
            <text:p>23</text:p>
          </table:table-cell>
          <table:table-cell office:value-type="float" office:value="35" table:style-name="ce1">
            <text:p>35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33" table:formula="of:=SUM([.F20];[.G20];[.H20];[.I20];[.J20];[.K20])" table:style-name="ce5">
            <text:p>233</text:p>
          </table:table-cell>
          <table:table-cell table:number-columns-repeated="16371" table:style-name="ce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1">
            <text:p>Dardargnant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33" table:formula="of:=65/2+0.5" table:style-name="ce7">
            <text:p>33</text:p>
          </table:table-cell>
          <table:table-cell office:value-type="float" office:value="225" table:formula="of:=150*1.5" table:style-name="ce6">
            <text:p>225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office:value-type="float" office:value="218" table:formula="of:=145*1.5+0.5" table:style-name="ce6">
            <text:p>218</text:p>
          </table:table-cell>
          <table:table-cell table:style-name="ce1"/>
          <table:table-cell office:value-type="float" office:value="641" table:formula="of:=SUM([.F21];[.G21];[.H21];[.I21];[.J21];[.K21])" table:style-name="ce5">
            <text:p>641</text:p>
          </table:table-cell>
          <table:table-cell table:style-name="ce1"/>
          <table:table-cell office:value-type="string" table:style-name="ce1">
            <text:p>tranche herbe (13), cru aile (17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1">
            <text:p>Roucool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Vol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107" table:formula="of:=71*1.5+0.5" table:style-name="ce6">
            <text:p>107</text:p>
          </table:table-cell>
          <table:table-cell table:style-name="ce1"/>
          <table:table-cell office:value-type="float" office:value="320" table:formula="of:=SUM([.F23];[.G23];[.H23];[.I23];[.J23];[.K23])" table:style-name="ce5">
            <text:p>320</text:p>
          </table:table-cell>
          <table:table-cell table:number-columns-repeated="16371" table:style-name="ce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1">
            <text:p>Roucoops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Vol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60" table:style-name="ce1">
            <text:p>60</text:p>
          </table:table-cell>
          <table:table-cell office:value-type="float" office:value="38" table:formula="of:=75/2+0.5" table:style-name="ce7">
            <text:p>38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152" table:formula="of:=101*1.5+0.5" table:style-name="ce6">
            <text:p>152</text:p>
          </table:table-cell>
          <table:table-cell table:style-name="ce1"/>
          <table:table-cell office:value-type="float" office:value="453" table:formula="of:=SUM([.F24];[.G24];[.H24];[.I24];[.J24];[.K24])" table:style-name="ce5">
            <text:p>453</text:p>
          </table:table-cell>
          <table:table-cell table:number-columns-repeated="16371" table:style-name="ce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1">
            <text:p>Roucarnage</text:p>
          </table:table-cell>
          <table:table-cell table:style-name="ce1"/>
          <table:table-cell office:value-type="string" table:style-name="ce1">
            <text:p>Vol / Psy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80" table:style-name="ce1">
            <text:p>80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80" table:style-name="ce1">
            <text:p>80</text:p>
          </table:table-cell>
          <table:table-cell office:value-type="float" office:value="182" table:formula="of:=121*1.5+0.5" table:style-name="ce6">
            <text:p>182</text:p>
          </table:table-cell>
          <table:table-cell table:style-name="ce1"/>
          <table:table-cell office:value-type="float" office:value="668" table:formula="of:=SUM([.F25];[.G25];[.H25];[.I25];[.J25];[.K25])" table:style-name="ce5">
            <text:p>668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1">
            <text:p>Rattata</text:p>
          </table:table-cell>
          <table:table-cell office:value-type="string" table:style-name="ce1">
            <text:p>kamembe, rte 1</text:p>
          </table:table-cell>
          <table:table-cell office:value-type="string" table:style-name="ce1">
            <text:p>Normal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253" table:formula="of:=SUM([.F27];[.G27];[.H27];[.I27];[.J27];[.K27])" table:style-name="ce5">
            <text:p>253</text:p>
          </table:table-cell>
          <table:table-cell table:number-columns-repeated="16371" table:style-name="ce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1">
            <text:p>Rattatac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2" table:formula="of:=81*1.5+0.5" table:style-name="ce6">
            <text:p>122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484" table:formula="of:=SUM([.F28];[.G28];[.H28];[.I28];[.J28];[.K28])" table:style-name="ce5">
            <text:p>484</text:p>
          </table:table-cell>
          <table:table-cell table:style-name="ce1"/>
          <table:table-cell office:value-type="string" table:style-name="ce1">
            <text:p>vibreobscur (6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Piafabec</text:p>
          </table:table-cell>
          <table:table-cell table:style-name="ce1"/>
          <table:table-cell office:value-type="string" table:style-name="ce1">
            <text:p>Vol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62" table:formula="of:=SUM([.F30];[.G30];[.H30];[.I30];[.J30];[.K30])" table:style-name="ce5">
            <text:p>262</text:p>
          </table:table-cell>
          <table:table-cell table:number-columns-repeated="16371" table:style-name="ce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1">
            <text:p>Rapasdepic</text:p>
          </table:table-cell>
          <table:table-cell table:style-name="ce1"/>
          <table:table-cell office:value-type="string" table:style-name="ce1">
            <text:p>Vol / Combat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65" table:style-name="ce1">
            <text:p>65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487" table:formula="of:=SUM([.F31];[.G31];[.H31];[.I31];[.J31];[.K31])" table:style-name="ce5">
            <text:p>487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1">
            <text:p>Abo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float" office:value="44" table:style-name="ce1">
            <text:p>44</text:p>
          </table:table-cell>
          <table:table-cell office:value-type="float" office:value="40" table:style-name="ce1">
            <text:p>40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88" table:formula="of:=SUM([.F33];[.G33];[.H33];[.I33];[.J33];[.K33])" table:style-name="ce5">
            <text:p>288</text:p>
          </table:table-cell>
          <table:table-cell table:number-columns-repeated="16371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1">
            <text:p>Arbock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69" table:style-name="ce1">
            <text:p>69</text:p>
          </table:table-cell>
          <table:table-cell office:value-type="float" office:value="65" table:style-name="ce1">
            <text:p>65</text:p>
          </table:table-cell>
          <table:table-cell office:value-type="float" office:value="79" table:style-name="ce1">
            <text:p>79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448" table:formula="of:=SUM([.F34];[.G34];[.H34];[.I34];[.J34];[.K34])" table:style-name="ce5">
            <text:p>44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1">
            <text:p>Pikatchu</text:p>
          </table:table-cell>
          <table:table-cell office:value-type="string" table:style-name="ce1">
            <text:p>Kamembe</text:p>
          </table:table-cell>
          <table:table-cell office:value-type="string" table:style-name="ce1">
            <text:p>Electrique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165" table:formula="of:=110*1.5" table:style-name="ce6">
            <text:p>165</text:p>
          </table:table-cell>
          <table:table-cell table:style-name="ce1"/>
          <table:table-cell office:value-type="float" office:value="475" table:formula="of:=SUM([.F36];[.G36];[.H36];[.I36];[.J36];[.K36])" table:style-name="ce5">
            <text:p>475</text:p>
          </table:table-cell>
          <table:table-cell table:number-columns-repeated="16371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1">
            <text:p>Raitchu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Electriqu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85" table:style-name="ce1">
            <text:p>85</text:p>
          </table:table-cell>
          <table:table-cell office:value-type="float" office:value="180" table:formula="of:=120*1.5" table:style-name="ce6">
            <text:p>180</text:p>
          </table:table-cell>
          <table:table-cell table:style-name="ce1"/>
          <table:table-cell office:value-type="float" office:value="613" table:formula="of:=SUM([.F37];[.G37];[.H37];[.I37];[.J37];[.K37])" table:style-name="ce5">
            <text:p>6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1">
            <text:p>Sablette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So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310" table:formula="of:=SUM([.F39];[.G39];[.H39];[.I39];[.J39];[.K39])" table:style-name="ce5">
            <text:p>310</text:p>
          </table:table-cell>
          <table:table-cell table:number-columns-repeated="16371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1">
            <text:p>Sablairau</text:p>
          </table:table-cell>
          <table:table-cell table:style-name="ce1"/>
          <table:table-cell office:value-type="string" table:style-name="ce1">
            <text:p>Sol / Dragon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68" table:formula="of:=45*1.5+0.5" table:style-name="ce6">
            <text:p>68</text:p>
          </table:table-cell>
          <table:table-cell office:value-type="float" office:value="83" table:formula="of:=55*1.5+0.5" table:style-name="ce6">
            <text:p>83</text:p>
          </table:table-cell>
          <table:table-cell office:value-type="float" office:value="98" table:formula="of:=65*1.5+0.5" table:style-name="ce6">
            <text:p>98</text:p>
          </table:table-cell>
          <table:table-cell table:style-name="ce1"/>
          <table:table-cell office:value-type="float" office:value="692" table:formula="of:=SUM([.F40];[.G40];[.H40];[.I40];[.J40];[.K40])" table:style-name="ce5">
            <text:p>6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1">
            <text:p>Nidoran F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47" table:style-name="ce1">
            <text:p>47</text:p>
          </table:table-cell>
          <table:table-cell office:value-type="float" office:value="78" table:formula="of:=52*1.5" table:style-name="ce6">
            <text:p>78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301" table:formula="of:=SUM([.F42];[.G42];[.H42];[.I42];[.J42];[.K42])" table:style-name="ce5">
            <text:p>301</text:p>
          </table:table-cell>
          <table:table-cell table:number-columns-repeated="1637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1">
            <text:p>Nidornina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2" table:style-name="ce1">
            <text:p>62</text:p>
          </table:table-cell>
          <table:table-cell office:value-type="float" office:value="101" table:formula="of:=67*1.5+0.5" table:style-name="ce6">
            <text:p>101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399" table:formula="of:=SUM([.F43];[.G43];[.H43];[.I43];[.J43];[.K43])" table:style-name="ce5">
            <text:p>399</text:p>
          </table:table-cell>
          <table:table-cell table:number-columns-repeated="16371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string" table:style-name="ce1">
            <text:p>Nodoqueen</text:p>
          </table:table-cell>
          <table:table-cell table:style-name="ce1"/>
          <table:table-cell office:value-type="string" table:style-name="ce1">
            <text:p>Poison / Sol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92" table:style-name="ce1">
            <text:p>92</text:p>
          </table:table-cell>
          <table:table-cell office:value-type="float" office:value="132" table:formula="of:=87*1.5+1.5" table:style-name="ce6">
            <text:p>132</text:p>
          </table:table-cell>
          <table:table-cell office:value-type="float" office:value="75" table:style-name="ce1">
            <text:p>75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593" table:formula="of:=SUM([.F44];[.G44];[.H44];[.I44];[.J44];[.K44])" table:style-name="ce5">
            <text:p>59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1">
            <text:p>Nidoran M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86" table:formula="of:=57*1.5+0.5" table:style-name="ce6">
            <text:p>86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302" table:formula="of:=SUM([.F46];[.G46];[.H46];[.I46];[.J46];[.K46])" table:style-name="ce5">
            <text:p>302</text:p>
          </table:table-cell>
          <table:table-cell table:number-columns-repeated="16371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string" table:style-name="ce1">
            <text:p>Nidorino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108" table:formula="of:=72*1.5" table:style-name="ce6">
            <text:p>108</text:p>
          </table:table-cell>
          <table:table-cell office:value-type="float" office:value="57" table:style-name="ce1">
            <text:p>57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401" table:formula="of:=SUM([.F47];[.G47];[.H47];[.I47];[.J47];[.K47])" table:style-name="ce5">
            <text:p>401</text:p>
          </table:table-cell>
          <table:table-cell table:number-columns-repeated="16371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1">
            <text:p>Nidoking</text:p>
          </table:table-cell>
          <table:table-cell table:style-name="ce1"/>
          <table:table-cell office:value-type="string" table:style-name="ce1">
            <text:p>Poison / Sol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153" table:formula="of:=102*1.5" table:style-name="ce6">
            <text:p>153</text:p>
          </table:table-cell>
          <table:table-cell office:value-type="float" office:value="77" table:style-name="ce1">
            <text:p>77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599" table:formula="of:=SUM([.F48];[.G48];[.H48];[.I48];[.J48];[.K48])" table:style-name="ce5">
            <text:p>59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1">
            <text:p>Méléfée</text:p>
          </table:table-cell>
          <table:table-cell table:style-name="ce1"/>
          <table:table-cell office:value-type="string" table:style-name="ce1">
            <text:p>Fée</text:p>
          </table:table-cell>
          <table:table-cell table:style-name="ce1"/>
          <table:table-cell office:value-type="float" office:value="105" table:formula="of:=70*1.5" table:style-name="ce6">
            <text:p>105</text:p>
          </table:table-cell>
          <table:table-cell office:value-type="float" office:value="45" table:style-name="ce1">
            <text:p>45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358" table:formula="of:=SUM([.F50];[.G50];[.H50];[.I50];[.J50];[.K50])" table:style-name="ce5">
            <text:p>358</text:p>
          </table:table-cell>
          <table:table-cell table:number-columns-repeated="1637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1">
            <text:p>Mélodelfe</text:p>
          </table:table-cell>
          <table:table-cell table:style-name="ce1"/>
          <table:table-cell office:value-type="string" table:style-name="ce1">
            <text:p>Fée / Plante</text:p>
          </table:table-cell>
          <table:table-cell table:style-name="ce1"/>
          <table:table-cell office:value-type="float" office:value="190" table:formula="of:=95*2" table:style-name="ce6">
            <text:p>190</text:p>
          </table:table-cell>
          <table:table-cell office:value-type="float" office:value="70" table:style-name="ce1">
            <text:p>70</text:p>
          </table:table-cell>
          <table:table-cell office:value-type="float" office:value="73" table:style-name="ce1">
            <text:p>73</text:p>
          </table:table-cell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578" table:formula="of:=SUM([.F51];[.G51];[.H51];[.I51];[.J51];[.K51])" table:style-name="ce5">
            <text:p>57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1">
            <text:p>Goupix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62" table:formula="of:=41*1.5+0.5" table:style-name="ce6">
            <text:p>62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320" table:formula="of:=SUM([.F53];[.G53];[.H53];[.I53];[.J53];[.K53])" table:style-name="ce5">
            <text:p>320</text:p>
          </table:table-cell>
          <table:table-cell table:number-columns-repeated="16371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string" table:style-name="ce1">
            <text:p>Feunard</text:p>
          </table:table-cell>
          <table:table-cell table:style-name="ce1"/>
          <table:table-cell office:value-type="string" table:style-name="ce1">
            <text:p>Feu / Fée</text:p>
          </table:table-cell>
          <table:table-cell table:style-name="ce1"/>
          <table:table-cell office:value-type="float" office:value="110" table:formula="of:=73*1.5+0.5" table:style-name="ce6">
            <text:p>110</text:p>
          </table:table-cell>
          <table:table-cell office:value-type="float" office:value="114" table:formula="of:=76*1.5" table:style-name="ce6">
            <text:p>114</text:p>
          </table:table-cell>
          <table:table-cell office:value-type="float" office:value="75" table:style-name="ce1">
            <text:p>75</text:p>
          </table:table-cell>
          <table:table-cell office:value-type="float" office:value="71" table:style-name="ce1">
            <text:p>71</text:p>
          </table:table-cell>
          <table:table-cell office:value-type="float" office:value="100" table:style-name="ce1">
            <text:p>100</text:p>
          </table:table-cell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579" table:formula="of:=SUM([.F54];[.G54];[.H54];[.I54];[.J54];[.K54])" table:style-name="ce5">
            <text:p>57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1">
            <text:p>Rondoudou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173" table:formula="of:=115*1.5+0.5" table:style-name="ce6">
            <text:p>173</text:p>
          </table:table-cell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28" table:formula="of:=SUM([.F56];[.G56];[.H56];[.I56];[.J56];[.K56])" table:style-name="ce5">
            <text:p>328</text:p>
          </table:table-cell>
          <table:table-cell table:number-columns-repeated="1637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1">
            <text:p>Grodoudou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210" table:formula="of:=140*1.5" table:style-name="ce6">
            <text:p>210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505" table:formula="of:=SUM([.F57];[.G57];[.H57];[.I57];[.J57];[.K57])" table:style-name="ce5">
            <text:p>50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string" table:style-name="ce1">
            <text:p>Nosferapti</text:p>
          </table:table-cell>
          <table:table-cell table:style-name="ce1"/>
          <table:table-cell office:value-type="string" table:style-name="ce1">
            <text:p>Poison / V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0" table:style-name="ce1">
            <text:p>70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75" table:style-name="ce1">
            <text:p>75</text:p>
          </table:table-cell>
          <table:table-cell office:value-type="float" office:value="45" table:formula="of:=90/2" table:style-name="ce7">
            <text:p>45</text:p>
          </table:table-cell>
          <table:table-cell table:style-name="ce1"/>
          <table:table-cell office:value-type="float" office:value="483" table:formula="of:=SUM([.F59];[.G59];[.H59];[.I59];[.J59];[.K59])" table:style-name="ce5">
            <text:p>483</text:p>
          </table:table-cell>
          <table:table-cell table:number-columns-repeated="16371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1">
            <text:p>Nosferalto</text:p>
          </table:table-cell>
          <table:table-cell table:style-name="ce1"/>
          <table:table-cell office:value-type="string" table:style-name="ce1">
            <text:p>Poison / Vol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80" table:style-name="ce1">
            <text:p>8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80" table:style-name="ce1">
            <text:p>80</text:p>
          </table:table-cell>
          <table:table-cell office:value-type="float" office:value="65" table:formula="of:=130/2" table:style-name="ce7">
            <text:p>65</text:p>
          </table:table-cell>
          <table:table-cell table:style-name="ce1"/>
          <table:table-cell office:value-type="float" office:value="550" table:formula="of:=SUM([.F60];[.G60];[.H60];[.I60];[.J60];[.K60])" table:style-name="ce5">
            <text:p>55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1">
            <text:p>Mystèrb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8" table:formula="of:=45*1.5+0.5" table:style-name="ce6">
            <text:p>68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75" table:style-name="ce1">
            <text:p>75</text:p>
          </table:table-cell>
          <table:table-cell office:value-type="float" office:value="33" table:formula="of:=65/2+0.5" table:style-name="ce7">
            <text:p>33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311" table:formula="of:=SUM([.F62];[.G62];[.H62];[.I62];[.J62];[.K62])" table:style-name="ce5">
            <text:p>311</text:p>
          </table:table-cell>
          <table:table-cell table:number-columns-repeated="16371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1">
            <text:p>Ortide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20" table:formula="of:=60*2" table:style-name="ce6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70" table:style-name="ce1">
            <text:p>70</text:p>
          </table:table-cell>
          <table:table-cell office:value-type="float" office:value="85" table:style-name="ce1">
            <text:p>85</text:p>
          </table:table-cell>
          <table:table-cell office:value-type="float" office:value="38" table:formula="of:=75/2+0.5" table:style-name="ce7">
            <text:p>38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418" table:formula="of:=SUM([.F63];[.G63];[.H63];[.I63];[.J63];[.K63])" table:style-name="ce5">
            <text:p>418</text:p>
          </table:table-cell>
          <table:table-cell table:number-columns-repeated="1637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1">
            <text:p>Raflessia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50" table:formula="of:=75*2" table:style-name="ce6">
            <text:p>150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office:value-type="float" office:value="110" table:style-name="ce1">
            <text:p>110</text:p>
          </table:table-cell>
          <table:table-cell office:value-type="float" office:value="45" table:formula="of:=90/2" table:style-name="ce7">
            <text:p>4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20" table:formula="of:=SUM([.F64];[.G64];[.H64];[.I64];[.J64];[.K64])" table:style-name="ce5">
            <text:p>52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1">
            <text:p>Paras</text:p>
          </table:table-cell>
          <table:table-cell table:style-name="ce1"/>
          <table:table-cell office:value-type="string" table:style-name="ce1">
            <text:p>Insecte / Poison</text:p>
          </table:table-cell>
          <table:table-cell table:style-name="ce1"/>
          <table:table-cell office:value-type="float" office:value="18" table:formula="of:=35/2+0.5" table:style-name="ce7">
            <text:p>18</text:p>
          </table:table-cell>
          <table:table-cell office:value-type="float" office:value="105" table:formula="of:=70*1.5" table:style-name="ce8">
            <text:p>105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303" table:formula="of:=SUM([.F66];[.G66];[.H66];[.I66];[.J66];[.K66])" table:style-name="ce5">
            <text:p>303</text:p>
          </table:table-cell>
          <table:table-cell table:number-columns-repeated="16371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1">
            <text:p>Parasect</text:p>
          </table:table-cell>
          <table:table-cell table:style-name="ce1"/>
          <table:table-cell office:value-type="string" table:style-name="ce1">
            <text:p>Insecte / Poison</text:p>
          </table:table-cell>
          <table:table-cell table:style-name="ce1"/>
          <table:table-cell office:value-type="float" office:value="30" table:formula="of:=60/2" table:style-name="ce7">
            <text:p>30</text:p>
          </table:table-cell>
          <table:table-cell office:value-type="float" office:value="143" table:formula="of:=95*1.5+0.5" table:style-name="ce8">
            <text:p>143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80" table:style-name="ce1">
            <text:p>8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423" table:formula="of:=SUM([.F67];[.G67];[.H67];[.I67];[.J67];[.K67])" table:style-name="ce5">
            <text:p>42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string" table:style-name="ce1">
            <text:p>Mimitos</text:p>
          </table:table-cell>
          <table:table-cell table:style-name="ce1"/>
          <table:table-cell office:value-type="string" table:style-name="ce1">
            <text:p>Poison / Fé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305" table:formula="of:=SUM([.F69];[.G69];[.H69];[.I69];[.J69];[.K69])" table:style-name="ce5">
            <text:p>305</text:p>
          </table:table-cell>
          <table:table-cell table:number-columns-repeated="16371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string" table:style-name="ce1">
            <text:p>Aéromite</text:p>
          </table:table-cell>
          <table:table-cell table:style-name="ce1"/>
          <table:table-cell office:value-type="string" table:style-name="ce1">
            <text:p>Poison / Fée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450" table:formula="of:=SUM([.F70];[.G70];[.H70];[.I70];[.J70];[.K70])" table:style-name="ce5">
            <text:p>45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1">
            <text:p>Taupiqueu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Sol</text:p>
          </table:table-cell>
          <table:table-cell table:style-name="ce1"/>
          <table:table-cell office:value-type="float" office:value="20" table:formula="of:=10*2" table:style-name="ce8">
            <text:p>20</text:p>
          </table:table-cell>
          <table:table-cell office:value-type="float" office:value="55" table:style-name="ce1">
            <text:p>55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80" table:formula="of:=SUM([.F72];[.G72];[.H72];[.I72];[.J72];[.K72])" table:style-name="ce5">
            <text:p>280</text:p>
          </table:table-cell>
          <table:table-cell table:number-columns-repeated="16371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string" table:style-name="ce1">
            <text:p>Triopiqueur</text:p>
          </table:table-cell>
          <table:table-cell table:style-name="ce1"/>
          <table:table-cell office:value-type="string" table:style-name="ce1">
            <text:p>Sol</text:p>
          </table:table-cell>
          <table:table-cell table:style-name="ce1"/>
          <table:table-cell office:value-type="float" office:value="70" table:formula="of:=35*2" table:style-name="ce8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470" table:formula="of:=SUM([.F73];[.G73];[.H73];[.I73];[.J73];[.K73])" table:style-name="ce5">
            <text:p>47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1">
            <text:p>Miaouss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350" table:formula="of:=SUM([.F75];[.G75];[.H75];[.I75];[.J75];[.K75])" table:style-name="ce5">
            <text:p>350</text:p>
          </table:table-cell>
          <table:table-cell table:number-columns-repeated="16371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string" table:style-name="ce1">
            <text:p>Persian</text:p>
          </table:table-cell>
          <table:table-cell table:style-name="ce1"/>
          <table:table-cell office:value-type="string" table:style-name="ce1">
            <text:p>Normal / ténèbres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60" table:style-name="ce1">
            <text:p>60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65" table:style-name="ce1">
            <text:p>65</text:p>
          </table:table-cell>
          <table:table-cell office:value-type="float" office:value="173" table:formula="of:=115*1.5+0.5" table:style-name="ce6">
            <text:p>173</text:p>
          </table:table-cell>
          <table:table-cell table:style-name="ce1"/>
          <table:table-cell office:value-type="float" office:value="614" table:formula="of:=SUM([.F76];[.G76];[.H76];[.I76];[.J76];[.K76])" table:style-name="ce5">
            <text:p>614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string" table:style-name="ce1">
            <text:p>Psykokwak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8" table:formula="of:=52*1.5" table:style-name="ce8">
            <text:p>78</text:p>
          </table:table-cell>
          <table:table-cell office:value-type="float" office:value="48" table:style-name="ce1">
            <text:p>48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46" table:formula="of:=SUM([.F78];[.G78];[.H78];[.I78];[.J78];[.K78])" table:style-name="ce5">
            <text:p>346</text:p>
          </table:table-cell>
          <table:table-cell table:number-columns-repeated="1637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1">
            <text:p>Akwakwak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23" table:formula="of:=82*1.5" table:style-name="ce8">
            <text:p>123</text:p>
          </table:table-cell>
          <table:table-cell office:value-type="float" office:value="78" table:style-name="ce1">
            <text:p>78</text:p>
          </table:table-cell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541" table:formula="of:=SUM([.F79];[.G79];[.H79];[.I79];[.J79];[.K79])" table:style-name="ce5">
            <text:p>54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1">
            <text:p>Férossing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20" table:formula="of:=80*1.5" table:style-name="ce8">
            <text:p>120</text:p>
          </table:table-cell>
          <table:table-cell office:value-type="float" office:value="53" table:formula="of:=35*1.5+0.5" table:style-name="ce8">
            <text:p>53</text:p>
          </table:table-cell>
          <table:table-cell office:value-type="float" office:value="35" table:style-name="ce1">
            <text:p>35</text:p>
          </table:table-cell>
          <table:table-cell office:value-type="float" office:value="23" table:formula="of:=45/2+0.5" table:style-name="ce7">
            <text:p>23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341" table:formula="of:=SUM([.F81];[.G81];[.H81];[.I81];[.J81];[.K81])" table:style-name="ce5">
            <text:p>341</text:p>
          </table:table-cell>
          <table:table-cell table:number-columns-repeated="16371" table:style-name="ce1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string" table:style-name="ce1">
            <text:p>Collosing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58" table:formula="of:=105*1.5+0.5" table:style-name="ce8">
            <text:p>158</text:p>
          </table:table-cell>
          <table:table-cell office:value-type="float" office:value="90" table:formula="of:=60*1.5" table:style-name="ce8">
            <text:p>90</text:p>
          </table:table-cell>
          <table:table-cell office:value-type="float" office:value="60" table:style-name="ce1">
            <text:p>6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503" table:formula="of:=SUM([.F82];[.G82];[.H82];[.I82];[.J82];[.K82])" table:style-name="ce5">
            <text:p>503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string" table:style-name="ce1">
            <text:p>Canninos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23" table:formula="of:=45/2+0.5" table:style-name="ce7">
            <text:p>23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398" table:formula="of:=SUM([.F84];[.G84];[.H84];[.I84];[.J84];[.K84])" table:style-name="ce5">
            <text:p>398</text:p>
          </table:table-cell>
          <table:table-cell table:number-columns-repeated="16371" table:style-name="ce1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string" table:style-name="ce1">
            <text:p>Arkanin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65" table:formula="of:=110*1.5" table:style-name="ce6">
            <text:p>165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80" table:style-name="ce1">
            <text:p>80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620" table:formula="of:=SUM([.F85];[.G85];[.H85];[.I85];[.J85];[.K85])" table:style-name="ce5">
            <text:p>62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1">
            <text:p>Ptitard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Eau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formula="of:=40*1.5" table:style-name="ce6">
            <text:p>6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300" table:formula="of:=SUM([.F87];[.G87];[.H87];[.I87];[.J87];[.K87])" table:style-name="ce5">
            <text:p>300</text:p>
          </table:table-cell>
          <table:table-cell table:number-columns-repeated="16371" table:style-name="ce1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string" table:style-name="ce1">
            <text:p>Têtart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418" table:formula="of:=SUM([.F88];[.G88];[.H88];[.I88];[.J88];[.K88])" table:style-name="ce5">
            <text:p>418</text:p>
          </table:table-cell>
          <table:table-cell table:number-columns-repeated="16371" table:style-name="ce1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string" table:style-name="ce1">
            <text:p>Tartard</text:p>
          </table:table-cell>
          <table:table-cell table:style-name="ce1"/>
          <table:table-cell office:value-type="string" table:style-name="ce1">
            <text:p>Eau / Combat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626" table:formula="of:=SUM([.F89];[.G89];[.H89];[.I89];[.J89];[.K89])" table:style-name="ce5">
            <text:p>626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string" table:style-name="ce1">
            <text:p>Abra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sy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460" table:formula="of:=SUM([.F91];[.G91];[.H91];[.I91];[.J91];[.K91])" table:style-name="ce5">
            <text:p>460</text:p>
          </table:table-cell>
          <table:table-cell table:style-name="ce1"/>
          <table:table-cell office:value-type="string" table:style-name="ce1">
            <text:p>choc mental (7)</text:p>
          </table:table-cell>
          <table:table-cell table:number-columns-repeated="16369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string" table:style-name="ce1">
            <text:p>Kadabra</text:p>
          </table:table-cell>
          <table:table-cell table:style-name="ce1"/>
          <table:table-cell office:value-type="string" table:style-name="ce1">
            <text:p>Psy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95" table:style-name="ce1">
            <text:p>95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538" table:formula="of:=SUM([.F92];[.G92];[.H92];[.I92];[.J92];[.K92])" table:style-name="ce5">
            <text:p>538</text:p>
          </table:table-cell>
          <table:table-cell table:number-columns-repeated="16371" table:style-name="ce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1">
            <text:p>Alakazam</text:p>
          </table:table-cell>
          <table:table-cell table:style-name="ce1"/>
          <table:table-cell office:value-type="string" table:style-name="ce1">
            <text:p>Psy / Ténèbres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263" table:formula="of:=175*1.5+0.5" table:style-name="ce6">
            <text:p>263</text:p>
          </table:table-cell>
          <table:table-cell office:value-type="float" office:value="158" table:formula="of:=105*1.5+0.5" table:style-name="ce6">
            <text:p>158</text:p>
          </table:table-cell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741" table:formula="of:=SUM([.F93];[.G93];[.H93];[.I93];[.J93];[.K93])" table:style-name="ce5">
            <text:p>7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string" table:style-name="ce1">
            <text:p>Machoc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Combat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353" table:formula="of:=SUM([.F95];[.G95];[.H95];[.I95];[.J95];[.K95])" table:style-name="ce5">
            <text:p>353</text:p>
          </table:table-cell>
          <table:table-cell table:number-columns-repeated="16371" table:style-name="ce1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string" table:style-name="ce1">
            <text:p>Machopeur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23" table:formula="of:=45/2+0.5" table:style-name="ce7">
            <text:p>23</text:p>
          </table:table-cell>
          <table:table-cell table:style-name="ce1"/>
          <table:table-cell office:value-type="float" office:value="468" table:formula="of:=SUM([.F96];[.G96];[.H96];[.I96];[.J96];[.K96])" table:style-name="ce5">
            <text:p>468</text:p>
          </table:table-cell>
          <table:table-cell table:number-columns-repeated="16371" table:style-name="ce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1">
            <text:p>Mackogneur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85" table:style-name="ce1">
            <text:p>85</text:p>
          </table:table-cell>
          <table:table-cell office:value-type="float" office:value="28" table:formula="of:=55/2+0.5" table:style-name="ce7">
            <text:p>28</text:p>
          </table:table-cell>
          <table:table-cell table:style-name="ce1"/>
          <table:table-cell office:value-type="float" office:value="583" table:formula="of:=SUM([.F97];[.G97];[.H97];[.I97];[.J97];[.K97])" table:style-name="ce5">
            <text:p>58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string" table:style-name="ce1">
            <text:p>Chetiflor</text:p>
          </table:table-cell>
          <table:table-cell office:value-type="string" table:style-name="ce1">
            <text:p>rte 1 / 4</text:p>
          </table:table-cell>
          <table:table-cell office:value-type="string" table:style-name="ce1">
            <text:p>Plante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53" table:formula="of:=35*1.5+0.5" table:style-name="ce6">
            <text:p>53</text:p>
          </table:table-cell>
          <table:table-cell office:value-type="float" office:value="70" table:style-name="ce1">
            <text:p>70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33" table:formula="of:=SUM([.F99];[.G99];[.H99];[.I99];[.J99];[.K99])" table:style-name="ce5">
            <text:p>333</text:p>
          </table:table-cell>
          <table:table-cell table:number-columns-repeated="1637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1">
            <text:p>Bousiflo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lante / Poison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473" table:formula="of:=SUM([.F100];[.G100];[.H100];[.I100];[.J100];[.K100])" table:style-name="ce5">
            <text:p>473</text:p>
          </table:table-cell>
          <table:table-cell table:number-columns-repeated="16371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string" table:style-name="ce1">
            <text:p>Empiflor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05" table:style-name="ce1">
            <text:p>105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573" table:formula="of:=SUM([.F101];[.G101];[.H101];[.I101];[.J101];[.K101])" table:style-name="ce5">
            <text:p>57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string" table:style-name="ce1">
            <text:p>Tentacool</text:p>
          </table:table-cell>
          <table:table-cell table:style-name="ce1"/>
          <table:table-cell office:value-type="string" table:style-name="ce1">
            <text:p>Eau / Poison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105" table:formula="of:=70*1.5" table:style-name="ce6">
            <text:p>105</text:p>
          </table:table-cell>
          <table:table-cell table:style-name="ce1"/>
          <table:table-cell office:value-type="float" office:value="370" table:formula="of:=SUM([.F103];[.G103];[.H103];[.I103];[.J103];[.K103])" table:style-name="ce5">
            <text:p>370</text:p>
          </table:table-cell>
          <table:table-cell table:number-columns-repeated="16371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string" table:style-name="ce1">
            <text:p>Tentacruel</text:p>
          </table:table-cell>
          <table:table-cell table:style-name="ce1"/>
          <table:table-cell office:value-type="string" table:style-name="ce1">
            <text:p>Eau / Poison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80" table:style-name="ce1">
            <text:p>80</text:p>
          </table:table-cell>
          <table:table-cell office:value-type="float" office:value="120" table:style-name="ce1">
            <text:p>120</text:p>
          </table:table-cell>
          <table:table-cell office:value-type="float" office:value="150" table:formula="of:=100*1.5" table:style-name="ce6">
            <text:p>150</text:p>
          </table:table-cell>
          <table:table-cell table:style-name="ce1"/>
          <table:table-cell office:value-type="float" office:value="565" table:formula="of:=SUM([.F104];[.G104];[.H104];[.I104];[.J104];[.K104])" table:style-name="ce5">
            <text:p>56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string" table:style-name="ce1">
            <text:p>Racailloux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80" table:style-name="ce1">
            <text:p>8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10" table:formula="of:=20/2" table:style-name="ce7">
            <text:p>10</text:p>
          </table:table-cell>
          <table:table-cell table:style-name="ce1"/>
          <table:table-cell office:value-type="float" office:value="340" table:formula="of:=SUM([.F106];[.G106];[.H106];[.I106];[.J106];[.K106])" table:style-name="ce5">
            <text:p>340</text:p>
          </table:table-cell>
          <table:table-cell table:number-columns-repeated="1637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1">
            <text:p>Gravalanch</text:p>
          </table:table-cell>
          <table:table-cell table:style-name="ce1"/>
          <table:table-cell office:value-type="string" table:style-name="ce1">
            <text:p>Roche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431" table:formula="of:=SUM([.F107];[.G107];[.H107];[.I107];[.J107];[.K107])" table:style-name="ce5">
            <text:p>431</text:p>
          </table:table-cell>
          <table:table-cell table:number-columns-repeated="16371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string" table:style-name="ce1">
            <text:p>Grolem</text:p>
          </table:table-cell>
          <table:table-cell table:style-name="ce1"/>
          <table:table-cell office:value-type="string" table:style-name="ce1">
            <text:p>Roche / Sol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23" table:formula="of:=45/2+0.5" table:style-name="ce7">
            <text:p>23</text:p>
          </table:table-cell>
          <table:table-cell table:style-name="ce1"/>
          <table:table-cell office:value-type="float" office:value="598" table:formula="of:=SUM([.F108];[.G108];[.H108];[.I108];[.J108];[.K108])" table:style-name="ce5">
            <text:p>59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string" table:style-name="ce1">
            <text:p>Ponyta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135" table:formula="of:=90*1.5" table:style-name="ce6">
            <text:p>135</text:p>
          </table:table-cell>
          <table:table-cell table:style-name="ce1"/>
          <table:table-cell office:value-type="float" office:value="471" table:formula="of:=SUM([.F110];[.G110];[.H110];[.I110];[.J110];[.K110])" table:style-name="ce5">
            <text:p>471</text:p>
          </table:table-cell>
          <table:table-cell table:number-columns-repeated="16371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string" table:style-name="ce1">
            <text:p>Galopa</text:p>
          </table:table-cell>
          <table:table-cell table:style-name="ce1"/>
          <table:table-cell office:value-type="string" table:style-name="ce1">
            <text:p>Feu / Fée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158" table:formula="of:=105*1.5+0.5" table:style-name="ce6">
            <text:p>158</text:p>
          </table:table-cell>
          <table:table-cell table:style-name="ce1"/>
          <table:table-cell office:value-type="float" office:value="601" table:formula="of:=SUM([.F111];[.G111];[.H111];[.I111];[.J111];[.K111])" table:style-name="ce5">
            <text:p>60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string" table:style-name="ce1">
            <text:p>Ramolos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135" table:formula="of:=90*1.5" table:style-name="ce6">
            <text:p>135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8" table:formula="of:=15/2+0.5" table:style-name="ce7">
            <text:p>8</text:p>
          </table:table-cell>
          <table:table-cell table:style-name="ce1"/>
          <table:table-cell office:value-type="float" office:value="353" table:formula="of:=SUM([.F113];[.G113];[.H113];[.I113];[.J113];[.K113])" table:style-name="ce5">
            <text:p>353</text:p>
          </table:table-cell>
          <table:table-cell table:number-columns-repeated="1637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string" table:style-name="ce1">
            <text:p>Flagadoss</text:p>
          </table:table-cell>
          <table:table-cell table:style-name="ce1"/>
          <table:table-cell office:value-type="string" table:style-name="ce1">
            <text:p>Eau / Psy</text:p>
          </table:table-cell>
          <table:table-cell table:style-name="ce1"/>
          <table:table-cell office:value-type="float" office:value="143" table:formula="of:=95*1.5+0.5" table:style-name="ce6">
            <text:p>143</text:p>
          </table:table-cell>
          <table:table-cell office:value-type="float" office:value="100" table:style-name="ce1">
            <text:p>100</text:p>
          </table:table-cell>
          <table:table-cell office:value-type="float" office:value="270" table:formula="of:=180*1.5" table:style-name="ce6">
            <text:p>270</text:p>
          </table:table-cell>
          <table:table-cell office:value-type="float" office:value="130" table:style-name="ce1">
            <text:p>130</text:p>
          </table:table-cell>
          <table:table-cell office:value-type="float" office:value="80" table:style-name="ce1">
            <text:p>80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738" table:formula="of:=SUM([.F114];[.G114];[.H114];[.I114];[.J114];[.K114])" table:style-name="ce5">
            <text:p>73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string" table:style-name="ce1">
            <text:p>Magneti</text:p>
          </table:table-cell>
          <table:table-cell table:style-name="ce1"/>
          <table:table-cell office:value-type="string" table:style-name="ce1">
            <text:p>Electrique / Acier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30" table:formula="of:=60/2" table:style-name="ce7">
            <text:p>30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578" table:formula="of:=SUM([.F116];[.G116];[.H116];[.I116];[.J116];[.K116])" table:style-name="ce5">
            <text:p>578</text:p>
          </table:table-cell>
          <table:table-cell table:number-columns-repeated="16371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string" table:style-name="ce1">
            <text:p>magneton</text:p>
          </table:table-cell>
          <table:table-cell table:style-name="ce1"/>
          <table:table-cell office:value-type="string" table:style-name="ce1">
            <text:p>Electrique / Acier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174" table:formula="of:=115*1.5+1.5" table:style-name="ce6">
            <text:p>174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69" table:formula="of:=SUM([.F117];[.G117];[.H117];[.I117];[.J117];[.K117])" table:style-name="ce5">
            <text:p>66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string" table:style-name="ce1">
            <text:p>Canartichaud</text:p>
          </table:table-cell>
          <table:table-cell table:style-name="ce1"/>
          <table:table-cell office:value-type="string" table:style-name="ce1">
            <text:p>Normal / Vol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95" table:style-name="ce1">
            <text:p>95</text:p>
          </table:table-cell>
          <table:table-cell office:value-type="float" office:value="55" table:style-name="ce1">
            <text:p>55</text:p>
          </table:table-cell>
          <table:table-cell office:value-type="float" office:value="58" table:style-name="ce1">
            <text:p>58</text:p>
          </table:table-cell>
          <table:table-cell office:value-type="float" office:value="62" table:style-name="ce1">
            <text:p>62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382" table:formula="of:=SUM([.F119];[.G119];[.H119];[.I119];[.J119];[.K119])" table:style-name="ce5">
            <text:p>38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string" table:style-name="ce1">
            <text:p>Doduo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85" table:style-name="ce1">
            <text:p>85</text:p>
          </table:table-cell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335" table:formula="of:=SUM([.F121];[.G121];[.H121];[.I121];[.J121];[.K121])" table:style-name="ce5">
            <text:p>335</text:p>
          </table:table-cell>
          <table:table-cell table:number-columns-repeated="1637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string" table:style-name="ce1">
            <text:p>Dodrio</text:p>
          </table:table-cell>
          <table:table-cell table:style-name="ce1"/>
          <table:table-cell office:value-type="string" table:style-name="ce1">
            <text:p>Normal / Combat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65" table:formula="of:=110*1.5" table:style-name="ce8">
            <text:p>165</text:p>
          </table:table-cell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535" table:formula="of:=SUM([.F122];[.G122];[.H122];[.I122];[.J122];[.K122])" table:style-name="ce5">
            <text:p>53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string" table:style-name="ce1">
            <text:p>Otaria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45" table:style-name="ce1">
            <text:p>45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office:value-type="float" office:value="68" table:formula="of:=45*1.5+0.5" table:style-name="ce8">
            <text:p>68</text:p>
          </table:table-cell>
          <table:table-cell table:style-name="ce1"/>
          <table:table-cell office:value-type="float" office:value="321" table:formula="of:=SUM([.F124];[.G124];[.H124];[.I124];[.J124];[.K124])" table:style-name="ce5">
            <text:p>321</text:p>
          </table:table-cell>
          <table:table-cell table:number-columns-repeated="16371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string" table:style-name="ce1">
            <text:p>Lamantine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135" table:formula="of:=90*1.5" table:style-name="ce8">
            <text:p>135</text:p>
          </table:table-cell>
          <table:table-cell office:value-type="float" office:value="70" table:style-name="ce1">
            <text:p>70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70" table:style-name="ce1">
            <text:p>70</text:p>
          </table:table-cell>
          <table:table-cell office:value-type="float" office:value="95" table:style-name="ce1">
            <text:p>95</text:p>
          </table:table-cell>
          <table:table-cell office:value-type="float" office:value="105" table:formula="of:=70*1.5" table:style-name="ce8">
            <text:p>105</text:p>
          </table:table-cell>
          <table:table-cell table:style-name="ce1"/>
          <table:table-cell office:value-type="float" office:value="515" table:formula="of:=SUM([.F125];[.G125];[.H125];[.I125];[.J125];[.K125])" table:style-name="ce5">
            <text:p>51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string" table:style-name="ce1">
            <text:p>Tadmorv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120" table:formula="of:=80*1.5" table:style-name="ce6">
            <text:p>120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13" table:formula="of:=25/2+0.5" table:style-name="ce7">
            <text:p>13</text:p>
          </table:table-cell>
          <table:table-cell table:style-name="ce1"/>
          <table:table-cell office:value-type="float" office:value="353" table:formula="of:=SUM([.F127];[.G127];[.H127];[.I127];[.J127];[.K127])" table:style-name="ce5">
            <text:p>353</text:p>
          </table:table-cell>
          <table:table-cell table:number-columns-repeated="16371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string" table:style-name="ce1">
            <text:p>Grostadmorv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158" table:formula="of:=105*1.5+0.5" table:style-name="ce6">
            <text:p>158</text:p>
          </table:table-cell>
          <table:table-cell office:value-type="float" office:value="105" table:style-name="ce1">
            <text:p>105</text:p>
          </table:table-cell>
          <table:table-cell office:value-type="float" office:value="75" table:style-name="ce1">
            <text:p>75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25" table:formula="of:=50/2" table:style-name="ce7">
            <text:p>25</text:p>
          </table:table-cell>
          <table:table-cell table:style-name="ce1"/>
          <table:table-cell office:value-type="float" office:value="528" table:formula="of:=SUM([.F128];[.G128];[.H128];[.I128];[.J128];[.K128])" table:style-name="ce5">
            <text:p>52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string" table:style-name="ce1">
            <text:p>Kokiya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65" table:style-name="ce1">
            <text:p>65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20" table:formula="of:=40/2" table:style-name="ce7">
            <text:p>20</text:p>
          </table:table-cell>
          <table:table-cell table:style-name="ce1"/>
          <table:table-cell office:value-type="float" office:value="335" table:formula="of:=SUM([.F130];[.G130];[.H130];[.I130];[.J130];[.K130])" table:style-name="ce5">
            <text:p>335</text:p>
          </table:table-cell>
          <table:table-cell table:number-columns-repeated="16371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string" table:style-name="ce1">
            <text:p>Krustabri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95" table:style-name="ce1">
            <text:p>95</text:p>
          </table:table-cell>
          <table:table-cell office:value-type="float" office:value="270" table:formula="of:=180*1.5" table:style-name="ce6">
            <text:p>270</text:p>
          </table:table-cell>
          <table:table-cell office:value-type="float" office:value="85" table:style-name="ce1">
            <text:p>85</text:p>
          </table:table-cell>
          <table:table-cell office:value-type="float" office:value="45" table:style-name="ce1">
            <text:p>45</text:p>
          </table:table-cell>
          <table:table-cell office:value-type="float" office:value="35" table:formula="of:=70/2" table:style-name="ce7">
            <text:p>35</text:p>
          </table:table-cell>
          <table:table-cell table:style-name="ce1"/>
          <table:table-cell office:value-type="float" office:value="580" table:formula="of:=SUM([.F131];[.G131];[.H131];[.I131];[.J131];[.K131])" table:style-name="ce5">
            <text:p>58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string" table:style-name="ce1">
            <text:p>Fantominus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90" table:formula="of:=30*3" table:style-name="ce6">
            <text:p>90</text:p>
          </table:table-cell>
          <table:table-cell office:value-type="float" office:value="18" table:formula="of:=35/2+0.5" table:style-name="ce7">
            <text:p>18</text:p>
          </table:table-cell>
          <table:table-cell office:value-type="float" office:value="45" table:style-name="ce1">
            <text:p>45</text:p>
          </table:table-cell>
          <table:table-cell office:value-type="float" office:value="115" table:style-name="ce1">
            <text:p>115</text:p>
          </table:table-cell>
          <table:table-cell office:value-type="float" office:value="55" table:style-name="ce1">
            <text:p>55</text:p>
          </table:table-cell>
          <table:table-cell office:value-type="float" office:value="48" table:formula="of:=95/2+0.5" table:style-name="ce7">
            <text:p>48</text:p>
          </table:table-cell>
          <table:table-cell table:style-name="ce1"/>
          <table:table-cell office:value-type="float" office:value="371" table:formula="of:=SUM([.F133];[.G133];[.H133];[.I133];[.J133];[.K133])" table:style-name="ce5">
            <text:p>371</text:p>
          </table:table-cell>
          <table:table-cell table:number-columns-repeated="16371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string" table:style-name="ce1">
            <text:p>Spectrum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135" table:formula="of:=45*3" table:style-name="ce6">
            <text:p>135</text:p>
          </table:table-cell>
          <table:table-cell office:value-type="float" office:value="25" table:formula="of:=50/2" table:style-name="ce7">
            <text:p>25</text:p>
          </table:table-cell>
          <table:table-cell office:value-type="float" office:value="60" table:style-name="ce1">
            <text:p>60</text:p>
          </table:table-cell>
          <table:table-cell office:value-type="float" office:value="130" table:style-name="ce1">
            <text:p>130</text:p>
          </table:table-cell>
          <table:table-cell office:value-type="float" office:value="75" table:style-name="ce1">
            <text:p>75</text:p>
          </table:table-cell>
          <table:table-cell office:value-type="float" office:value="55" table:formula="of:=110/2" table:style-name="ce7">
            <text:p>55</text:p>
          </table:table-cell>
          <table:table-cell table:style-name="ce1"/>
          <table:table-cell office:value-type="float" office:value="480" table:formula="of:=SUM([.F134];[.G134];[.H134];[.I134];[.J134];[.K134])" table:style-name="ce5">
            <text:p>480</text:p>
          </table:table-cell>
          <table:table-cell table:number-columns-repeated="16371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string" table:style-name="ce1">
            <text:p>Ectoplasma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180" table:formula="of:=60*3" table:style-name="ce6">
            <text:p>180</text:p>
          </table:table-cell>
          <table:table-cell office:value-type="float" office:value="33" table:formula="of:=65/2+0.5" table:style-name="ce7">
            <text:p>33</text:p>
          </table:table-cell>
          <table:table-cell office:value-type="float" office:value="80" table:style-name="ce1">
            <text:p>80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office:value-type="float" office:value="65" table:formula="of:=130/2" table:style-name="ce7">
            <text:p>65</text:p>
          </table:table-cell>
          <table:table-cell table:style-name="ce1"/>
          <table:table-cell office:value-type="float" office:value="623" table:formula="of:=SUM([.F135];[.G135];[.H135];[.I135];[.J135];[.K135])" table:style-name="ce5">
            <text:p>62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string" table:style-name="ce1">
            <text:p>Onix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 / Sol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25" table:style-name="ce1">
            <text:p>125</text:p>
          </table:table-cell>
          <table:table-cell office:value-type="float" office:value="345" table:formula="of:=230*1.5" table:style-name="ce6">
            <text:p>345</text:p>
          </table:table-cell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748" table:formula="of:=SUM([.F137];[.G137];[.H137];[.I137];[.J137];[.K137])" table:style-name="ce5">
            <text:p>74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string" table:style-name="ce1">
            <text:p>Spoporifik</text:p>
          </table:table-cell>
          <table:table-cell table:style-name="ce1"/>
          <table:table-cell office:value-type="string" table:style-name="ce1">
            <text:p>Psy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office:value-type="float" office:value="43" table:style-name="ce1">
            <text:p>43</text:p>
          </table:table-cell>
          <table:table-cell office:value-type="float" office:value="90" table:style-name="ce1">
            <text:p>90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328" table:formula="of:=SUM([.F139];[.G139];[.H139];[.I139];[.J139];[.K139])" table:style-name="ce5">
            <text:p>328</text:p>
          </table:table-cell>
          <table:table-cell table:number-columns-repeated="16371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string" table:style-name="ce1">
            <text:p>Hypnomade</text:p>
          </table:table-cell>
          <table:table-cell table:style-name="ce1"/>
          <table:table-cell office:value-type="string" table:style-name="ce1">
            <text:p>Psy / Normal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73" table:style-name="ce1">
            <text:p>73</text:p>
          </table:table-cell>
          <table:table-cell office:value-type="float" office:value="70" table:style-name="ce1">
            <text:p>70</text:p>
          </table:table-cell>
          <table:table-cell office:value-type="float" office:value="110" table:formula="of:=73*1.5+0.5" table:style-name="ce6">
            <text:p>110</text:p>
          </table:table-cell>
          <table:table-cell office:value-type="float" office:value="115" table:style-name="ce1">
            <text:p>115</text:p>
          </table:table-cell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520" table:formula="of:=SUM([.F140];[.G140];[.H140];[.I140];[.J140];[.K140])" table:style-name="ce5">
            <text:p>52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string" table:style-name="ce1">
            <text:p>Krabby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58" table:formula="of:=105*1.5+0.5" table:style-name="ce6">
            <text:p>158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formula="of:=50/2" table:style-name="ce7">
            <text:p>25</text:p>
          </table:table-cell>
          <table:table-cell table:style-name="ce1"/>
          <table:table-cell office:value-type="float" office:value="398" table:formula="of:=SUM([.F142];[.G142];[.H142];[.I142];[.J142];[.K142])" table:style-name="ce5">
            <text:p>398</text:p>
          </table:table-cell>
          <table:table-cell table:number-columns-repeated="16371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string" table:style-name="ce1">
            <text:p>Kraboss</text:p>
          </table:table-cell>
          <table:table-cell table:style-name="ce1"/>
          <table:table-cell office:value-type="string" table:style-name="ce1">
            <text:p>Eau / Acier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38" table:formula="of:=75/2+0.5" table:style-name="ce7">
            <text:p>38</text:p>
          </table:table-cell>
          <table:table-cell table:style-name="ce1"/>
          <table:table-cell office:value-type="float" office:value="561" table:formula="of:=SUM([.F143];[.G143];[.H143];[.I143];[.J143];[.K143])" table:style-name="ce5">
            <text:p>561</text:p>
          </table:table-cell>
          <table:table-cell table:number-columns-repeated="16371"/>
        </table:table-row>
        <table:table-row table:style-name="ro1">
          <table:table-cell table:style-name="ce2"/>
          <table:table-cell table:number-columns-repeated="9" table:style-name="ce1"/>
          <table:table-cell table:style-name="ce7"/>
          <table:table-cell table:style-name="ce1"/>
          <table:table-cell table:style-name="ce5"/>
          <table:table-cell table:number-columns-repeated="1637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1">
            <text:p>Voltorbe</text:p>
          </table:table-cell>
          <table:table-cell table:style-name="ce1"/>
          <table:table-cell office:value-type="string" table:style-name="ce1">
            <text:p>Electrique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30" table:formula="of:=SUM([.F145];[.G145];[.H145];[.I145];[.J145];[.K145])" table:style-name="ce5">
            <text:p>330</text:p>
          </table:table-cell>
          <table:table-cell table:number-columns-repeated="16371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string" table:style-name="ce1">
            <text:p>Electrode</text:p>
          </table:table-cell>
          <table:table-cell table:style-name="ce1"/>
          <table:table-cell office:value-type="string" table:style-name="ce1">
            <text:p>Electrique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30" table:style-name="ce1">
            <text:p>130</text:p>
          </table:table-cell>
          <table:table-cell office:value-type="float" office:value="115" table:style-name="ce1">
            <text:p>115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475" table:formula="of:=SUM([.F146];[.G146];[.H146];[.I146];[.J146];[.K146])" table:style-name="ce5">
            <text:p>4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string" table:style-name="ce1">
            <text:p>Noeunoeuf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385" table:formula="of:=SUM([.F148];[.G148];[.H148];[.I148];[.J148];[.K148])" table:style-name="ce5">
            <text:p>385</text:p>
          </table:table-cell>
          <table:table-cell table:number-columns-repeated="16371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string" table:style-name="ce1">
            <text:p>Noadkoko</text:p>
          </table:table-cell>
          <table:table-cell table:style-name="ce1"/>
          <table:table-cell office:value-type="string" table:style-name="ce1">
            <text:p>Plantte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105" table:style-name="ce1">
            <text:p>105</text:p>
          </table:table-cell>
          <table:table-cell office:value-type="float" office:value="85" table:style-name="ce1">
            <text:p>85</text:p>
          </table:table-cell>
          <table:table-cell office:value-type="float" office:value="125" table:style-name="ce1">
            <text:p>125</text:p>
          </table:table-cell>
          <table:table-cell office:value-type="float" office:value="75" table:style-name="ce1">
            <text:p>7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540" table:formula="of:=SUM([.F149];[.G149];[.H149];[.I149];[.J149];[.K149])" table:style-name="ce5">
            <text:p>54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string" table:style-name="ce1">
            <text:p>Oselait</text:p>
          </table:table-cell>
          <table:table-cell table:style-name="ce1"/>
          <table:table-cell office:value-type="string" table:style-name="ce1">
            <text:p>So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95" table:style-name="ce1">
            <text:p>95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320" table:formula="of:=SUM([.F151];[.G151];[.H151];[.I151];[.J151];[.K151])" table:style-name="ce5">
            <text:p>320</text:p>
          </table:table-cell>
          <table:table-cell table:number-columns-repeated="16371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string" table:style-name="ce1">
            <text:p>Ossatueur</text:p>
          </table:table-cell>
          <table:table-cell table:style-name="ce1"/>
          <table:table-cell office:value-type="string" table:style-name="ce1">
            <text:p>Sol / Combat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110" table:style-name="ce1">
            <text:p>110</text:p>
          </table:table-cell>
          <table:table-cell office:value-type="float" office:value="50" table:style-name="ce1">
            <text:p>50</text:p>
          </table:table-cell>
          <table:table-cell office:value-type="float" office:value="80" table:style-name="ce1">
            <text:p>8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465" table:formula="of:=SUM([.F152];[.G152];[.H152];[.I152];[.J152];[.K152])" table:style-name="ce5">
            <text:p>46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6" table:style-name="ce2">
            <text:p>106</text:p>
          </table:table-cell>
          <table:table-cell office:value-type="string" table:style-name="ce1">
            <text:p>Kickle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53" table:style-name="ce1">
            <text:p>53</text:p>
          </table:table-cell>
          <table:table-cell office:value-type="float" office:value="35" table:style-name="ce1">
            <text:p>35</text:p>
          </table:table-cell>
          <table:table-cell office:value-type="float" office:value="110" table:style-name="ce1">
            <text:p>110</text:p>
          </table:table-cell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515" table:formula="of:=SUM([.F154];[.G154];[.H154];[.I154];[.J154];[.K154])" table:style-name="ce5">
            <text:p>51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7" table:style-name="ce2">
            <text:p>107</text:p>
          </table:table-cell>
          <table:table-cell office:value-type="string" table:style-name="ce1">
            <text:p>Tygnon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05" table:style-name="ce1">
            <text:p>105</text:p>
          </table:table-cell>
          <table:table-cell office:value-type="float" office:value="119" table:formula="of:=79*1.5+0.5" table:style-name="ce6">
            <text:p>119</text:p>
          </table:table-cell>
          <table:table-cell office:value-type="float" office:value="35" table:style-name="ce1">
            <text:p>35</text:p>
          </table:table-cell>
          <table:table-cell office:value-type="float" office:value="110" table:style-name="ce1">
            <text:p>110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495" table:formula="of:=SUM([.F156];[.G156];[.H156];[.I156];[.J156];[.K156])" table:style-name="ce5">
            <text:p>49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string" table:style-name="ce1">
            <text:p>Exelangue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60" table:style-name="ce1">
            <text:p>60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446" table:formula="of:=SUM([.F158];[.G158];[.H158];[.I158];[.J158];[.K158])" table:style-name="ce5">
            <text:p>44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9" table:style-name="ce2">
            <text:p>109</text:p>
          </table:table-cell>
          <table:table-cell office:value-type="string" table:style-name="ce1">
            <text:p>Smogo</text:p>
          </table:table-cell>
          <table:table-cell table:style-name="ce1"/>
          <table:table-cell office:value-type="string" table:style-name="ce1">
            <text:p>Poison / Spectre</text:p>
          </table:table-cell>
          <table:table-cell table:style-name="ce1"/>
          <table:table-cell office:value-type="float" office:value="60" table:formula="of:=40*1.5" table:style-name="ce6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343" table:formula="of:=SUM([.F160];[.G160];[.H160];[.I160];[.J160];[.K160])" table:style-name="ce5">
            <text:p>343</text:p>
          </table:table-cell>
          <table:table-cell table:number-columns-repeated="16371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1">
            <text:p>Smogogo</text:p>
          </table:table-cell>
          <table:table-cell table:style-name="ce1"/>
          <table:table-cell office:value-type="string" table:style-name="ce1">
            <text:p>Poison / Spectre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90" table:style-name="ce1">
            <text:p>90</text:p>
          </table:table-cell>
          <table:table-cell office:value-type="float" office:value="120" table:style-name="ce1">
            <text:p>120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30" table:formula="of:=60/2" table:style-name="ce7">
            <text:p>30</text:p>
          </table:table-cell>
          <table:table-cell table:style-name="ce1"/>
          <table:table-cell office:value-type="float" office:value="493" table:formula="of:=SUM([.F161];[.G161];[.H161];[.I161];[.J161];[.K161])" table:style-name="ce5">
            <text:p>49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1" table:style-name="ce2">
            <text:p>111</text:p>
          </table:table-cell>
          <table:table-cell office:value-type="string" table:style-name="ce1">
            <text:p>Rinocorne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610" table:formula="of:=SUM([.F163];[.G163];[.H163];[.I163];[.J163];[.K163])" table:style-name="ce5">
            <text:p>610</text:p>
          </table:table-cell>
          <table:table-cell table:number-columns-repeated="16371"/>
        </table:table-row>
        <table:table-row table:style-name="ro1">
          <table:table-cell office:value-type="float" office:value="112" table:style-name="ce2">
            <text:p>112</text:p>
          </table:table-cell>
          <table:table-cell office:value-type="string" table:style-name="ce1">
            <text:p>Rinoféros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office:value-type="float" office:value="210" table:formula="of:=140*1.5" table:style-name="ce6">
            <text:p>210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670" table:formula="of:=SUM([.F164];[.G164];[.H164];[.I164];[.J164];[.K164])" table:style-name="ce5">
            <text:p>67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3" table:style-name="ce2">
            <text:p>113</text:p>
          </table:table-cell>
          <table:table-cell office:value-type="string" table:style-name="ce1">
            <text:p>Leveinard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375" table:formula="of:=250*1.5" table:style-name="ce6">
            <text:p>37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105" table:style-name="ce1">
            <text:p>10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75" table:formula="of:=SUM([.F166];[.G166];[.H166];[.I166];[.J166];[.K166])" table:style-name="ce5">
            <text:p>5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4" table:style-name="ce2">
            <text:p>114</text:p>
          </table:table-cell>
          <table:table-cell office:value-type="string" table:style-name="ce1">
            <text:p>Saquedeneu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115" table:style-name="ce1">
            <text:p>115</text:p>
          </table:table-cell>
          <table:table-cell office:value-type="float" office:value="100" table:style-name="ce1">
            <text:p>100</text:p>
          </table:table-cell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435" table:formula="of:=SUM([.F168];[.G168];[.H168];[.I168];[.J168];[.K168])" table:style-name="ce5">
            <text:p>43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string" table:style-name="ce1">
            <text:p>Kangourex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158" table:formula="of:=105*1.5+0.5" table:style-name="ce6">
            <text:p>158</text:p>
          </table:table-cell>
          <table:table-cell office:value-type="float" office:value="188" table:formula="of:=125*1.5+0.5" table:style-name="ce6">
            <text:p>188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50" table:formula="of:=100/2" table:style-name="ce7">
            <text:p>5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656" table:formula="of:=SUM([.F170];[.G170];[.H170];[.I170];[.J170];[.K170])" table:style-name="ce5">
            <text:p>65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6" table:style-name="ce2">
            <text:p>116</text:p>
          </table:table-cell>
          <table:table-cell office:value-type="string" table:style-name="ce1">
            <text:p>Hypotremp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440" table:formula="of:=SUM([.F172];[.G172];[.H172];[.I172];[.J172];[.K172])" table:style-name="ce5">
            <text:p>440</text:p>
          </table:table-cell>
          <table:table-cell table:number-columns-repeated="16371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string" table:style-name="ce1">
            <text:p>Hypocean</text:p>
          </table:table-cell>
          <table:table-cell table:style-name="ce1"/>
          <table:table-cell office:value-type="string" table:style-name="ce1">
            <text:p>Eau / Dragon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28" table:formula="of:=85*1.5+0.5" table:style-name="ce6">
            <text:p>128</text:p>
          </table:table-cell>
          <table:table-cell table:style-name="ce1"/>
          <table:table-cell office:value-type="float" office:value="813" table:formula="of:=SUM([.F173];[.G173];[.H173];[.I173];[.J173];[.K173])" table:style-name="ce5">
            <text:p>8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string" table:style-name="ce1">
            <text:p>Poissirène</text:p>
          </table:table-cell>
          <table:table-cell table:style-name="ce1"/>
          <table:table-cell office:value-type="string" table:style-name="ce1">
            <text:p>Eau / Fée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67" table:style-name="ce1">
            <text:p>67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95" table:formula="of:=63*1.5+0.5" table:style-name="ce6">
            <text:p>95</text:p>
          </table:table-cell>
          <table:table-cell table:style-name="ce1"/>
          <table:table-cell office:value-type="float" office:value="382" table:formula="of:=SUM([.F175];[.G175];[.H175];[.I175];[.J175];[.K175])" table:style-name="ce5">
            <text:p>382</text:p>
          </table:table-cell>
          <table:table-cell table:number-columns-repeated="16371"/>
        </table:table-row>
        <table:table-row table:style-name="ro1">
          <table:table-cell office:value-type="float" office:value="119" table:style-name="ce2">
            <text:p>119</text:p>
          </table:table-cell>
          <table:table-cell office:value-type="string" table:style-name="ce1">
            <text:p>Poissoroy</text:p>
          </table:table-cell>
          <table:table-cell table:style-name="ce1"/>
          <table:table-cell office:value-type="string" table:style-name="ce1">
            <text:p>Eau / Fée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92" table:style-name="ce1">
            <text:p>92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80" table:style-name="ce1">
            <text:p>80</text:p>
          </table:table-cell>
          <table:table-cell office:value-type="float" office:value="102" table:formula="of:=68*1.5" table:style-name="ce6">
            <text:p>102</text:p>
          </table:table-cell>
          <table:table-cell table:style-name="ce1"/>
          <table:table-cell office:value-type="float" office:value="484" table:formula="of:=SUM([.F176];[.G176];[.H176];[.I176];[.J176];[.K176])" table:style-name="ce5">
            <text:p>484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string" table:style-name="ce1">
            <text:p>Stary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340" table:formula="of:=SUM([.F178];[.G178];[.H178];[.I178];[.J178];[.K178])" table:style-name="ce5">
            <text:p>340</text:p>
          </table:table-cell>
          <table:table-cell table:number-columns-repeated="16371" table:style-name="ce1"/>
        </table:table-row>
        <table:table-row table:style-name="ro1">
          <table:table-cell office:value-type="float" office:value="121" table:style-name="ce2">
            <text:p>121</text:p>
          </table:table-cell>
          <table:table-cell office:value-type="string" table:style-name="ce1">
            <text:p>Staros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office:value-type="float" office:value="100" table:style-name="ce1">
            <text:p>100</text:p>
          </table:table-cell>
          <table:table-cell office:value-type="float" office:value="85" table:style-name="ce1">
            <text:p>85</text:p>
          </table:table-cell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520" table:formula="of:=SUM([.F179];[.G179];[.H179];[.I179];[.J179];[.K179])" table:style-name="ce5">
            <text:p>52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2" table:style-name="ce2">
            <text:p>122</text:p>
          </table:table-cell>
          <table:table-cell office:value-type="string" table:style-name="ce1">
            <text:p>M.Mime</text:p>
          </table:table-cell>
          <table:table-cell table:style-name="ce1"/>
          <table:table-cell office:value-type="string" table:style-name="ce1">
            <text:p>Psy / Norma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500" table:formula="of:=SUM([.F181];[.G181];[.H181];[.I181];[.J181];[.K181])" table:style-name="ce5">
            <text:p>50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3" table:style-name="ce2">
            <text:p>123</text:p>
          </table:table-cell>
          <table:table-cell office:value-type="string" table:style-name="ce1">
            <text:p>Insécateur</text:p>
          </table:table-cell>
          <table:table-cell table:style-name="ce1"/>
          <table:table-cell office:value-type="string" table:style-name="ce1">
            <text:p>Insecte / Vol</text:p>
          </table:table-cell>
          <table:table-cell table:style-name="ce1"/>
          <table:table-cell office:value-type="float" office:value="35" table:formula="of:=70/2" table:style-name="ce7">
            <text:p>35</text:p>
          </table:table-cell>
          <table:table-cell office:value-type="float" office:value="225" table:formula="of:=150*1.5" table:style-name="ce6">
            <text:p>225</text:p>
          </table:table-cell>
          <table:table-cell office:value-type="float" office:value="140" table:style-name="ce1">
            <text:p>140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113" table:formula="of:=75*1.5+0.5" table:style-name="ce6">
            <text:p>113</text:p>
          </table:table-cell>
          <table:table-cell table:style-name="ce1"/>
          <table:table-cell office:value-type="float" office:value="678" table:formula="of:=SUM([.F183];[.G183];[.H183];[.I183];[.J183];[.K183])" table:style-name="ce5">
            <text:p>678</text:p>
          </table:table-cell>
          <table:table-cell table:style-name="ce1"/>
          <table:table-cell office:value-type="string" table:style-name="ce1">
            <text:p>plaie croix (24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4" table:style-name="ce2">
            <text:p>124</text:p>
          </table:table-cell>
          <table:table-cell office:value-type="string" table:style-name="ce1">
            <text:p>Lipoutou</text:p>
          </table:table-cell>
          <table:table-cell table:style-name="ce1"/>
          <table:table-cell office:value-type="string" table:style-name="ce1">
            <text:p>Glace / Psy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float" office:value="115" table:style-name="ce1">
            <text:p>115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455" table:formula="of:=SUM([.F185];[.G185];[.H185];[.I185];[.J185];[.K185])" table:style-name="ce5">
            <text:p>455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1">
            <text:p>Electec</text:p>
          </table:table-cell>
          <table:table-cell table:style-name="ce1"/>
          <table:table-cell office:value-type="string" table:style-name="ce1">
            <text:p>Eléctrique / S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3" table:style-name="ce1">
            <text:p>123</text:p>
          </table:table-cell>
          <table:table-cell office:value-type="float" office:value="67" table:style-name="ce1">
            <text:p>67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85" table:style-name="ce1">
            <text:p>85</text:p>
          </table:table-cell>
          <table:table-cell office:value-type="float" office:value="48" table:formula="of:=95/2+0.5" table:style-name="ce7">
            <text:p>48</text:p>
          </table:table-cell>
          <table:table-cell table:style-name="ce1"/>
          <table:table-cell office:value-type="float" office:value="541" table:formula="of:=SUM([.F187];[.G187];[.H187];[.I187];[.J187];[.K187])" table:style-name="ce5">
            <text:p>5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6" table:style-name="ce2">
            <text:p>126</text:p>
          </table:table-cell>
          <table:table-cell office:value-type="string" table:style-name="ce1">
            <text:p>Magmar</text:p>
          </table:table-cell>
          <table:table-cell table:style-name="ce1"/>
          <table:table-cell office:value-type="string" table:style-name="ce1">
            <text:p>Feu / S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67" table:style-name="ce1">
            <text:p>67</text:p>
          </table:table-cell>
          <table:table-cell office:value-type="float" office:value="125" table:style-name="ce1">
            <text:p>125</text:p>
          </table:table-cell>
          <table:table-cell office:value-type="float" office:value="95" table:style-name="ce1">
            <text:p>95</text:p>
          </table:table-cell>
          <table:table-cell office:value-type="float" office:value="42" table:formula="of:=83/2+0.5" table:style-name="ce7">
            <text:p>42</text:p>
          </table:table-cell>
          <table:table-cell table:style-name="ce1"/>
          <table:table-cell office:value-type="float" office:value="547" table:formula="of:=SUM([.F189];[.G189];[.H189];[.I189];[.J189];[.K189])" table:style-name="ce5">
            <text:p>547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string" table:style-name="ce1">
            <text:p>Scarabrute</text:p>
          </table:table-cell>
          <table:table-cell table:style-name="ce1"/>
          <table:table-cell office:value-type="string" table:style-name="ce1">
            <text:p>Insecte / Vol</text:p>
          </table:table-cell>
          <table:table-cell table:style-name="ce1"/>
          <table:table-cell office:value-type="float" office:value="33" table:formula="of:=65/2+0.5" table:style-name="ce7">
            <text:p>33</text:p>
          </table:table-cell>
          <table:table-cell office:value-type="float" office:value="233" table:formula="of:=155*1.5+0.5" table:style-name="ce6">
            <text:p>233</text:p>
          </table:table-cell>
          <table:table-cell office:value-type="float" office:value="120" table:style-name="ce1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158" table:formula="of:=105*1.5+0.5" table:style-name="ce6">
            <text:p>158</text:p>
          </table:table-cell>
          <table:table-cell table:style-name="ce1"/>
          <table:table-cell office:value-type="float" office:value="699" table:formula="of:=SUM([.F191];[.G191];[.H191];[.I191];[.J191];[.K191])" table:style-name="ce5">
            <text:p>699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string" table:style-name="ce1">
            <text:p>Tauros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200" table:formula="of:=100*2" table:style-name="ce6">
            <text:p>200</text:p>
          </table:table-cell>
          <table:table-cell office:value-type="float" office:value="95" table:style-name="ce1">
            <text:p>95</text:p>
          </table:table-cell>
          <table:table-cell office:value-type="float" office:value="40" table:style-name="ce1">
            <text:p>4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165" table:formula="of:=110*1.5" table:style-name="ce6">
            <text:p>165</text:p>
          </table:table-cell>
          <table:table-cell table:style-name="ce1"/>
          <table:table-cell office:value-type="float" office:value="610" table:formula="of:=SUM([.F193];[.G193];[.H193];[.I193];[.J193];[.K193])" table:style-name="ce5">
            <text:p>61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9" table:style-name="ce2">
            <text:p>129</text:p>
          </table:table-cell>
          <table:table-cell office:value-type="string" table:style-name="ce1">
            <text:p>Magicarpe</text:p>
          </table:table-cell>
          <table:table-cell office:value-type="string" table:style-name="ce1">
            <text:p>toutes zones d'eau</text:p>
          </table:table-cell>
          <table:table-cell office:value-type="string" table:style-name="ce1">
            <text:p>Eau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" table:formula="of:=SUM([.F195];[.G195];[.H195];[.I195];[.J195];[.K195])" table:style-name="ce5">
            <text:p>200</text:p>
          </table:table-cell>
          <table:table-cell table:number-columns-repeated="16371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1">
            <text:p>Leviator</text:p>
          </table:table-cell>
          <table:table-cell table:style-name="ce1"/>
          <table:table-cell office:value-type="string" table:style-name="ce1">
            <text:p>Eau / Dragon</text:p>
          </table:table-cell>
          <table:table-cell table:style-name="ce1"/>
          <table:table-cell office:value-type="float" office:value="143" table:formula="of:=95*1.5+0.5" table:style-name="ce6">
            <text:p>143</text:p>
          </table:table-cell>
          <table:table-cell office:value-type="float" office:value="233" table:formula="of:=155*1.5+0.5" table:style-name="ce6">
            <text:p>233</text:p>
          </table:table-cell>
          <table:table-cell office:value-type="float" office:value="164" table:formula="of:=109*1.5+0.5" table:style-name="ce6">
            <text:p>164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22" table:formula="of:=81*1.5+0.5" table:style-name="ce6">
            <text:p>122</text:p>
          </table:table-cell>
          <table:table-cell table:style-name="ce1"/>
          <table:table-cell office:value-type="float" office:value="962" table:formula="of:=SUM([.F196];[.G196];[.H196];[.I196];[.J196];[.K196])" table:style-name="ce5">
            <text:p>96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string" table:style-name="ce1">
            <text:p>Loklass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85" table:style-name="ce1">
            <text:p>8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85" table:style-name="ce1">
            <text:p>8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30" table:formula="of:=60/2" table:style-name="ce7">
            <text:p>30</text:p>
          </table:table-cell>
          <table:table-cell table:style-name="ce1"/>
          <table:table-cell office:value-type="float" office:value="593" table:formula="of:=SUM([.F198];[.G198];[.H198];[.I198];[.J198];[.K198])" table:style-name="ce5">
            <text:p>59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2" table:style-name="ce2">
            <text:p>132</text:p>
          </table:table-cell>
          <table:table-cell office:value-type="string" table:style-name="ce1">
            <text:p>Metamorph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88" table:formula="of:=SUM([.F200];[.G200];[.H200];[.I200];[.J200];[.K200])" table:style-name="ce5">
            <text:p>28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3" table:style-name="ce2">
            <text:p>133</text:p>
          </table:table-cell>
          <table:table-cell office:value-type="string" table:style-name="ce1">
            <text:p>Evoli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25" table:formula="of:=SUM([.F202];[.G202];[.H202];[.I202];[.J202];[.K202])" table:style-name="ce5">
            <text:p>325</text:p>
          </table:table-cell>
          <table:table-cell table:number-columns-repeated="16371"/>
        </table:table-row>
        <table:table-row table:style-name="ro1">
          <table:table-cell office:value-type="float" office:value="134" table:style-name="ce2">
            <text:p>134</text:p>
          </table:table-cell>
          <table:table-cell office:value-type="string" table:style-name="ce1">
            <text:p>Aquali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110" table:style-name="ce1">
            <text:p>110</text:p>
          </table:table-cell>
          <table:table-cell office:value-type="float" office:value="95" table:style-name="ce1">
            <text:p>9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525" table:formula="of:=SUM([.F203];[.G203];[.H203];[.I203];[.J203];[.K203])" table:style-name="ce5">
            <text:p>525</text:p>
          </table:table-cell>
          <table:table-cell table:number-columns-repeated="16371"/>
        </table:table-row>
        <table:table-row table:style-name="ro1">
          <table:table-cell office:value-type="float" office:value="135" table:style-name="ce2">
            <text:p>135</text:p>
          </table:table-cell>
          <table:table-cell office:value-type="string" table:style-name="ce1">
            <text:p>Voltali</text:p>
          </table:table-cell>
          <table:table-cell table:style-name="ce1"/>
          <table:table-cell office:value-type="string" table:style-name="ce1">
            <text:p>Eléctriqu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110" table:style-name="ce1">
            <text:p>110</text:p>
          </table:table-cell>
          <table:table-cell office:value-type="float" office:value="95" table:style-name="ce1">
            <text:p>95</text:p>
          </table:table-cell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525" table:formula="of:=SUM([.F204];[.G204];[.H204];[.I204];[.J204];[.K204])" table:style-name="ce5">
            <text:p>525</text:p>
          </table:table-cell>
          <table:table-cell table:number-columns-repeated="16371"/>
        </table:table-row>
        <table:table-row table:style-name="ro1">
          <table:table-cell office:value-type="float" office:value="136" table:style-name="ce2">
            <text:p>136</text:p>
          </table:table-cell>
          <table:table-cell office:value-type="string" table:style-name="ce1">
            <text:p>Pyroli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30" table:style-name="ce1">
            <text:p>130</text:p>
          </table:table-cell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110" table:style-name="ce1">
            <text:p>110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525" table:formula="of:=SUM([.F205];[.G205];[.H205];[.I205];[.J205];[.K205])" table:style-name="ce5">
            <text:p>52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7" table:style-name="ce2">
            <text:p>137</text:p>
          </table:table-cell>
          <table:table-cell office:value-type="string" table:style-name="ce1">
            <text:p>Porygon</text:p>
          </table:table-cell>
          <table:table-cell table:style-name="ce1"/>
          <table:table-cell office:value-type="string" table:style-name="ce1">
            <text:p>Acier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135" table:style-name="ce1">
            <text:p>135</text:p>
          </table:table-cell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575" table:formula="of:=SUM([.F207];[.G207];[.H207];[.I207];[.J207];[.K207])" table:style-name="ce5">
            <text:p>5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string" table:style-name="ce1">
            <text:p>Amonita</text:p>
          </table:table-cell>
          <table:table-cell table:style-name="ce1"/>
          <table:table-cell office:value-type="string" table:style-name="ce1">
            <text:p>Roche / Eau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405" table:formula="of:=SUM([.F209];[.G209];[.H209];[.I209];[.J209];[.K209])" table:style-name="ce5">
            <text:p>405</text:p>
          </table:table-cell>
          <table:table-cell table:number-columns-repeated="16371" table:style-name="ce1"/>
        </table:table-row>
        <table:table-row table:style-name="ro1">
          <table:table-cell office:value-type="float" office:value="139" table:style-name="ce2">
            <text:p>139</text:p>
          </table:table-cell>
          <table:table-cell office:value-type="string" table:style-name="ce1">
            <text:p>Amonistar</text:p>
          </table:table-cell>
          <table:table-cell table:style-name="ce1"/>
          <table:table-cell office:value-type="string" table:style-name="ce1">
            <text:p>Roche / Eau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188" table:formula="of:=125*1.5+0.5" table:style-name="ce6">
            <text:p>188</text:p>
          </table:table-cell>
          <table:table-cell office:value-type="float" office:value="115" table:style-name="ce1">
            <text:p>115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558" table:formula="of:=SUM([.F210];[.G210];[.H210];[.I210];[.J210];[.K210])" table:style-name="ce5">
            <text:p>558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0" table:style-name="ce2">
            <text:p>140</text:p>
          </table:table-cell>
          <table:table-cell office:value-type="string" table:style-name="ce1">
            <text:p>Kabuto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95" table:formula="of:=SUM([.F212];[.G212];[.H212];[.I212];[.J212];[.K212])" table:style-name="ce5">
            <text:p>395</text:p>
          </table:table-cell>
          <table:table-cell table:number-columns-repeated="16371" table:style-name="ce1"/>
        </table:table-row>
        <table:table-row table:style-name="ro1">
          <table:table-cell office:value-type="float" office:value="141" table:style-name="ce2">
            <text:p>141</text:p>
          </table:table-cell>
          <table:table-cell office:value-type="string" table:style-name="ce1">
            <text:p>Kabutops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Roche / Insecte</text:p>
          </table:table-cell>
          <table:table-cell table:style-name="ce1"/>
          <table:table-cell office:value-type="float" office:value="120" table:formula="of:=60*2" table:style-name="ce8">
            <text:p>120</text:p>
          </table:table-cell>
          <table:table-cell office:value-type="float" office:value="230" table:formula="of:=115*2" table:style-name="ce6">
            <text:p>230</text:p>
          </table:table-cell>
          <table:table-cell office:value-type="float" office:value="210" table:formula="of:=105*2" table:style-name="ce8">
            <text:p>210</text:p>
          </table:table-cell>
          <table:table-cell office:value-type="float" office:value="98" table:formula="of:=65*1.5+0.5" table:style-name="ce8">
            <text:p>98</text:p>
          </table:table-cell>
          <table:table-cell office:value-type="float" office:value="105" table:formula="of:=70*1.5" table:style-name="ce8">
            <text:p>105</text:p>
          </table:table-cell>
          <table:table-cell office:value-type="float" office:value="160" table:formula="of:=80*2" table:style-name="ce8">
            <text:p>160</text:p>
          </table:table-cell>
          <table:table-cell table:style-name="ce1"/>
          <table:table-cell office:value-type="float" office:value="923" table:formula="of:=SUM([.F213];[.G213];[.H213];[.I213];[.J213];[.K213])" table:style-name="ce5">
            <text:p>923</text:p>
          </table:table-cell>
          <table:table-cell table:style-name="ce1"/>
          <table:table-cell office:value-type="string" table:style-name="ce1">
            <text:p>tranche nuit (30), plaie croix (27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1">
            <text:p>Ptéra</text:p>
          </table:table-cell>
          <table:table-cell table:style-name="ce1"/>
          <table:table-cell office:value-type="string" table:style-name="ce1">
            <text:p>Roche / Dragon</text:p>
          </table:table-cell>
          <table:table-cell table:style-name="ce1"/>
          <table:table-cell office:value-type="float" office:value="120" table:formula="of:=80*1.5" table:style-name="ce6">
            <text:p>120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225" table:formula="of:=150*1.5" table:style-name="ce6">
            <text:p>225</text:p>
          </table:table-cell>
          <table:table-cell table:style-name="ce1"/>
          <table:table-cell office:value-type="float" office:value="924" table:formula="of:=SUM([.F215];[.G215];[.H215];[.I215];[.J215];[.K215])" table:style-name="ce5">
            <text:p>924</text:p>
          </table:table-cell>
          <table:table-cell table:style-name="ce1"/>
          <table:table-cell office:value-type="string" table:style-name="ce1">
            <text:p>éboulement (19), dracoqueue (23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string" table:style-name="ce1">
            <text:p>Ronflex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240" table:formula="of:=160*1.5" table:style-name="ce6">
            <text:p>240</text:p>
          </table:table-cell>
          <table:table-cell office:value-type="float" office:value="110" table:formula="of:=110" table:style-name="ce1">
            <text:p>110</text:p>
          </table:table-cell>
          <table:table-cell office:value-type="float" office:value="130" table:formula="of:=65*2" table:style-name="ce8">
            <text:p>130</text:p>
          </table:table-cell>
          <table:table-cell office:value-type="float" office:value="65" table:style-name="ce1">
            <text:p>65</text:p>
          </table:table-cell>
          <table:table-cell office:value-type="float" office:value="110" table:style-name="ce1">
            <text:p>110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670" table:formula="of:=SUM([.F217];[.G217];[.H217];[.I217];[.J217];[.K217])" table:style-name="ce5">
            <text:p>670</text:p>
          </table:table-cell>
          <table:table-cell table:style-name="ce1"/>
          <table:table-cell office:value-type="string" table:style-name="ce1">
            <text:p>roulade (13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string" table:style-name="ce1">
            <text:p>Artikodin</text:p>
          </table:table-cell>
          <table:table-cell table:style-name="ce1"/>
          <table:table-cell office:value-type="string" table:style-name="ce1">
            <text:p>Glace / Vol</text:p>
          </table:table-cell>
          <table:table-cell table:style-name="ce1"/>
          <table:table-cell office:value-type="float" office:value="225" table:formula="of:=90*2.5" table:style-name="ce9">
            <text:p>225</text:p>
          </table:table-cell>
          <table:table-cell office:value-type="float" office:value="213" table:formula="of:=85*2.5+0.5" table:style-name="ce9">
            <text:p>213</text:p>
          </table:table-cell>
          <table:table-cell office:value-type="float" office:value="250" table:formula="of:=100*2.5" table:style-name="ce9">
            <text:p>250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238" table:formula="of:=95*2.5+0.5" table:style-name="ce9">
            <text:p>238</text:p>
          </table:table-cell>
          <table:table-cell table:style-name="ce1"/>
          <table:table-cell office:value-type="float" office:value="1552" table:formula="of:=SUM([.F219];[.G219];[.H219];[.I219];[.J219];[.K219])" table:style-name="ce5">
            <text:p>1552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4" table:style-name="ce1"/>
          <table:table-cell table:number-columns-repeated="6" table:style-name="ce9"/>
          <table:table-cell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string" table:style-name="ce1">
            <text:p>Elector</text:p>
          </table:table-cell>
          <table:table-cell table:style-name="ce1"/>
          <table:table-cell office:value-type="string" table:style-name="ce1">
            <text:p>Eléctrique / Vol</text:p>
          </table:table-cell>
          <table:table-cell table:style-name="ce1"/>
          <table:table-cell office:value-type="float" office:value="225" table:formula="of:=90*2.5" table:style-name="ce9">
            <text:p>225</text:p>
          </table:table-cell>
          <table:table-cell office:value-type="float" office:value="225" table:formula="of:=90*2.5" table:style-name="ce9">
            <text:p>225</text:p>
          </table:table-cell>
          <table:table-cell office:value-type="float" office:value="225" table:formula="of:=90*2.5" table:style-name="ce9">
            <text:p>225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225" table:formula="of:=90*2.5" table:style-name="ce9">
            <text:p>225</text:p>
          </table:table-cell>
          <table:table-cell office:value-type="float" office:value="250" table:formula="of:=100*2.5" table:style-name="ce9">
            <text:p>250</text:p>
          </table:table-cell>
          <table:table-cell table:style-name="ce1"/>
          <table:table-cell office:value-type="float" office:value="1463" table:formula="of:=SUM([.F221];[.G221];[.H221];[.I221];[.J221];[.K221])" table:style-name="ce5">
            <text:p>1463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4" table:style-name="ce1"/>
          <table:table-cell table:number-columns-repeated="6" table:style-name="ce9"/>
          <table:table-cell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46" table:style-name="ce2">
            <text:p>146</text:p>
          </table:table-cell>
          <table:table-cell office:value-type="string" table:style-name="ce1">
            <text:p>Sulfura</text:p>
          </table:table-cell>
          <table:table-cell table:style-name="ce1"/>
          <table:table-cell office:value-type="string" table:style-name="ce1">
            <text:p>Feu / Vol</text:p>
          </table:table-cell>
          <table:table-cell table:style-name="ce1"/>
          <table:table-cell office:value-type="float" office:value="225" table:formula="of:=90*2.5" table:style-name="ce9">
            <text:p>225</text:p>
          </table:table-cell>
          <table:table-cell office:value-type="float" office:value="250" table:formula="of:=100*2.5" table:style-name="ce9">
            <text:p>250</text:p>
          </table:table-cell>
          <table:table-cell office:value-type="float" office:value="225" table:formula="of:=90*2.5" table:style-name="ce9">
            <text:p>225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225" table:formula="of:=90*2.5" table:style-name="ce9">
            <text:p>225</text:p>
          </table:table-cell>
          <table:table-cell table:style-name="ce1"/>
          <table:table-cell office:value-type="float" office:value="1551" table:formula="of:=SUM([.F223];[.G223];[.H223];[.I223];[.J223];[.K223])" table:style-name="ce5">
            <text:p>155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7" table:style-name="ce2">
            <text:p>147</text:p>
          </table:table-cell>
          <table:table-cell office:value-type="string" table:style-name="ce1">
            <text:p>Minidraco</text:p>
          </table:table-cell>
          <table:table-cell table:style-name="ce1"/>
          <table:table-cell office:value-type="string" table:style-name="ce1">
            <text:p>Dragon</text:p>
          </table:table-cell>
          <table:table-cell table:style-name="ce1"/>
          <table:table-cell office:value-type="float" office:value="92" table:formula="of:=61*1.5+0.5" table:style-name="ce10">
            <text:p>92</text:p>
          </table:table-cell>
          <table:table-cell office:value-type="float" office:value="126" table:formula="of:=84*1.5" table:style-name="ce10">
            <text:p>126</text:p>
          </table:table-cell>
          <table:table-cell office:value-type="float" office:value="98" table:formula="of:=65*1.5+0.5" table:style-name="ce10">
            <text:p>98</text:p>
          </table:table-cell>
          <table:table-cell office:value-type="float" office:value="105" table:formula="of:=70*1.5" table:style-name="ce10">
            <text:p>105</text:p>
          </table:table-cell>
          <table:table-cell office:value-type="float" office:value="105" table:formula="of:=70*1.5" table:style-name="ce10">
            <text:p>105</text:p>
          </table:table-cell>
          <table:table-cell office:value-type="float" office:value="105" table:formula="of:=70*1.5" table:style-name="ce10">
            <text:p>105</text:p>
          </table:table-cell>
          <table:table-cell table:style-name="ce1"/>
          <table:table-cell office:value-type="float" office:value="631" table:formula="of:=SUM([.F225];[.G225];[.H225];[.I225];[.J225];[.K225])" table:style-name="ce5">
            <text:p>631</text:p>
          </table:table-cell>
          <table:table-cell table:style-name="ce1"/>
          <table:table-cell office:value-type="string" table:style-name="ce1">
            <text:p>flameche (4)</text:p>
          </table:table-cell>
          <table:table-cell table:number-columns-repeated="16369"/>
        </table:table-row>
        <table:table-row table:style-name="ro1">
          <table:table-cell office:value-type="float" office:value="148" table:style-name="ce2">
            <text:p>148</text:p>
          </table:table-cell>
          <table:table-cell office:value-type="string" table:style-name="ce1">
            <text:p>Draco</text:p>
          </table:table-cell>
          <table:table-cell table:style-name="ce1"/>
          <table:table-cell office:value-type="string" table:style-name="ce1">
            <text:p>Dragon</text:p>
          </table:table-cell>
          <table:table-cell table:style-name="ce1"/>
          <table:table-cell office:value-type="float" office:value="137" table:formula="of:=91*1.5+0.5" table:style-name="ce10">
            <text:p>137</text:p>
          </table:table-cell>
          <table:table-cell office:value-type="float" office:value="201" table:formula="of:=134*1.5" table:style-name="ce10">
            <text:p>201</text:p>
          </table:table-cell>
          <table:table-cell office:value-type="float" office:value="143" table:formula="of:=95*1.5+0.5" table:style-name="ce10">
            <text:p>143</text:p>
          </table:table-cell>
          <table:table-cell office:value-type="float" office:value="150" table:formula="of:=100*1.5" table:style-name="ce10">
            <text:p>150</text:p>
          </table:table-cell>
          <table:table-cell office:value-type="float" office:value="150" table:formula="of:=100*1.5" table:style-name="ce10">
            <text:p>150</text:p>
          </table:table-cell>
          <table:table-cell office:value-type="float" office:value="120" table:formula="of:=80*1.5" table:style-name="ce10">
            <text:p>120</text:p>
          </table:table-cell>
          <table:table-cell table:style-name="ce1"/>
          <table:table-cell office:value-type="float" office:value="901" table:formula="of:=SUM([.F226];[.G226];[.H226];[.I226];[.J226];[.K226])" table:style-name="ce5">
            <text:p>901</text:p>
          </table:table-cell>
          <table:table-cell table:number-columns-repeated="16371" table:style-name="ce1"/>
        </table:table-row>
        <table:table-row table:style-name="ro1">
          <table:table-cell office:value-type="float" office:value="149" table:style-name="ce2">
            <text:p>149</text:p>
          </table:table-cell>
          <table:table-cell office:value-type="string" table:style-name="ce1">
            <text:p>Dracolosse</text:p>
          </table:table-cell>
          <table:table-cell table:style-name="ce1"/>
          <table:table-cell office:value-type="string" table:style-name="ce1">
            <text:p>Dragon / Eléctrique</text:p>
          </table:table-cell>
          <table:table-cell table:style-name="ce1"/>
          <table:table-cell office:value-type="float" office:value="162" table:formula="of:=108*1.5" table:style-name="ce10">
            <text:p>162</text:p>
          </table:table-cell>
          <table:table-cell office:value-type="float" office:value="255" table:formula="of:=170*1.5" table:style-name="ce10">
            <text:p>255</text:p>
          </table:table-cell>
          <table:table-cell office:value-type="float" office:value="225" table:formula="of:=150*1.5" table:style-name="ce10">
            <text:p>225</text:p>
          </table:table-cell>
          <table:table-cell office:value-type="float" office:value="239" table:formula="of:=159*1.5+0.5" table:style-name="ce10">
            <text:p>239</text:p>
          </table:table-cell>
          <table:table-cell office:value-type="float" office:value="180" table:formula="of:=120*1.5" table:style-name="ce10">
            <text:p>180</text:p>
          </table:table-cell>
          <table:table-cell office:value-type="float" office:value="180" table:formula="of:=120*1.5" table:style-name="ce10">
            <text:p>180</text:p>
          </table:table-cell>
          <table:table-cell table:style-name="ce1"/>
          <table:table-cell office:value-type="float" office:value="1241" table:formula="of:=SUM([.F227];[.G227];[.H227];[.I227];[.J227];[.K227])" table:style-name="ce5">
            <text:p>12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1">
            <text:p>Mewtwo</text:p>
          </table:table-cell>
          <table:table-cell table:style-name="ce1"/>
          <table:table-cell office:value-type="string" table:style-name="ce1">
            <text:p>Psy / Ténèbres</text:p>
          </table:table-cell>
          <table:table-cell table:style-name="ce1"/>
          <table:table-cell office:value-type="float" office:value="318" table:formula="of:=106*3" table:style-name="ce9">
            <text:p>318</text:p>
          </table:table-cell>
          <table:table-cell office:value-type="float" office:value="380" table:formula="of:=190*2" table:style-name="ce9">
            <text:p>380</text:p>
          </table:table-cell>
          <table:table-cell office:value-type="float" office:value="200" table:formula="of:=100*2" table:style-name="ce9">
            <text:p>200</text:p>
          </table:table-cell>
          <table:table-cell office:value-type="float" office:value="388" table:formula="of:=194*2" table:style-name="ce9">
            <text:p>388</text:p>
          </table:table-cell>
          <table:table-cell office:value-type="float" office:value="240" table:formula="of:=120*2" table:style-name="ce9">
            <text:p>240</text:p>
          </table:table-cell>
          <table:table-cell office:value-type="float" office:value="280" table:formula="of:=140*2" table:style-name="ce9">
            <text:p>280</text:p>
          </table:table-cell>
          <table:table-cell table:style-name="ce1"/>
          <table:table-cell office:value-type="float" office:value="1806" table:formula="of:=SUM([.F229];[.G229];[.H229];[.I229];[.J229];[.K229])" table:style-name="ce5">
            <text:p>1806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51" table:style-name="ce11">
            <text:p>151</text:p>
          </table:table-cell>
          <table:table-cell office:value-type="string" table:style-name="ce12">
            <text:p>Mew</text:p>
          </table:table-cell>
          <table:table-cell table:style-name="ce12"/>
          <table:table-cell office:value-type="string" table:style-name="ce12">
            <text:p>Psy / Fée</text:p>
          </table:table-cell>
          <table:table-cell table:style-name="ce12"/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table:style-name="ce12"/>
          <table:table-cell office:value-type="float" office:value="3000" table:formula="of:=SUM([.F231];[.G231];[.H231];[.I231];[.J231];[.K231])" table:style-name="ce14">
            <text:p>3000</text:p>
          </table:table-cell>
          <table:table-cell table:number-columns-repeated="16371" table:style-name="ce1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oyenne</text:p>
          </table:table-cell>
          <table:table-cell table:number-columns-repeated="4" table:style-name="ce1"/>
          <table:table-cell office:value-type="float" office:value="84.788079470198682" table:formula="of:=AVERAGE([.F2:.F231])" table:style-name="ce1">
            <text:p>84.78807947</text:p>
          </table:table-cell>
          <table:table-cell office:value-type="float" office:value="106.86092715231788" table:formula="of:=AVERAGE([.G2:.G231])" table:style-name="ce1">
            <text:p>106.8609272</text:p>
          </table:table-cell>
          <table:table-cell office:value-type="float" office:value="96.993377483443709" table:formula="of:=AVERAGE([.H2:.H231])" table:style-name="ce1">
            <text:p>96.99337748</text:p>
          </table:table-cell>
          <table:table-cell office:value-type="float" office:value="90.867549668874176" table:formula="of:=AVERAGE([.I2:.I231])" table:style-name="ce1">
            <text:p>90.86754967</text:p>
          </table:table-cell>
          <table:table-cell office:value-type="float" office:value="83.668874172185426" table:formula="of:=AVERAGE([.J2:.J231])" table:style-name="ce1">
            <text:p>83.66887417</text:p>
          </table:table-cell>
          <table:table-cell office:value-type="float" office:value="83.721854304635755" table:formula="of:=AVERAGE([.K2:.K231])" table:style-name="ce1">
            <text:p>83.7218543</text:p>
          </table:table-cell>
          <table:table-cell table:style-name="ce1"/>
          <table:table-cell office:value-type="float" office:value="546.9006622516556" table:formula="of:=AVERAGE([.M2:.M231])" table:style-name="ce1">
            <text:p>546.9006623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péciaux</text:p>
          </table:table-cell>
          <table:table-cell table:number-columns-repeated="11" table:style-name="ce1"/>
          <table:table-cell table:style-name="ce5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">
            <text:p>Nostenfer</text:p>
          </table:table-cell>
          <table:table-cell table:style-name="ce1"/>
          <table:table-cell office:value-type="string" table:style-name="ce1">
            <text:p>poison/vol</text:p>
          </table:table-cell>
          <table:table-cell table:number-columns-repeated="8" table:style-name="ce1"/>
          <table:table-cell table:style-name="ce5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">
            <text:p>Rinastock</text:p>
          </table:table-cell>
          <table:table-cell table:style-name="ce1"/>
          <table:table-cell office:value-type="string" table:style-name="ce1">
            <text:p>roche/sol</text:p>
          </table:table-cell>
          <table:table-cell table:number-columns-repeated="8" table:style-name="ce1"/>
          <table:table-cell table:style-name="ce5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lecable</text:p>
          </table:table-cell>
          <table:table-cell table:style-name="ce1"/>
          <table:table-cell office:value-type="string" table:style-name="ce1">
            <text:p>feu/sol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aganon</text:p>
          </table:table-cell>
          <table:table-cell table:style-name="ce1"/>
          <table:table-cell office:value-type="string" table:style-name="ce1">
            <text:p>électrique/sol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Cisayox</text:p>
          </table:table-cell>
          <table:table-cell table:style-name="ce1"/>
          <table:table-cell office:value-type="string" table:style-name="ce1">
            <text:p>acier/insect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Hyporoi</text:p>
          </table:table-cell>
          <table:table-cell table:style-name="ce1"/>
          <table:table-cell office:value-type="string" table:style-name="ce1">
            <text:p>eau/drago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teelix</text:p>
          </table:table-cell>
          <table:table-cell table:style-name="ce1"/>
          <table:table-cell office:value-type="string" table:style-name="ce1">
            <text:p>roche/acier</text:p>
          </table:table-cell>
          <table:table-cell table:number-columns-repeated="16380"/>
        </table:table-row>
        <table:table-row table:number-rows-repeated="10483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6P1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3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Milliers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Dekum</meta:initial-creator>
    <dc:creator>Dekum</dc:creator>
    <meta:creation-date>2022-02-17T08:35:47Z</meta:creation-date>
    <dc:date>2022-04-03T15:10:19Z</dc:date>
    <meta:editing-duration>PT0S</meta:editing-duration>
  </office:meta>
</office:document-meta>
</file>